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駐台外國機構通訊錄">
        <table:table-column table:number-columns-repeated="12"/>
        <table:table-row>
          <table:table-cell office:value-type="string">
            <text:p>地區</text:p>
          </table:table-cell>
          <table:table-cell office:value-type="string">
            <text:p>國家名稱</text:p>
          </table:table-cell>
          <table:table-cell office:value-type="string">
            <text:p>館名(中文)</text:p>
          </table:table-cell>
          <table:table-cell office:value-type="string">
            <text:p>館名(外文)</text:p>
          </table:table-cell>
          <table:table-cell office:value-type="string">
            <text:p>姓名(中文)</text:p>
          </table:table-cell>
          <table:table-cell office:value-type="string">
            <text:p>姓名(英文)</text:p>
          </table:table-cell>
          <table:table-cell office:value-type="string">
            <text:p>地址(中文)</text:p>
          </table:table-cell>
          <table:table-cell office:value-type="string">
            <text:p>地址(英文)</text:p>
          </table:table-cell>
          <table:table-cell office:value-type="string">
            <text:p>電話</text:p>
          </table:table-cell>
          <table:table-cell office:value-type="string">
            <text:p>傳真</text:p>
          </table:table-cell>
          <table:table-cell office:value-type="string">
            <text:p>網址</text:p>
          </table:table-cell>
          <table:table-cell office:value-type="string">
            <text:p>電子郵件</text:p>
          </table:table-cell>
        </table:table-row>
        <table:table-row>
          <table:table-cell office:value-type="string">
            <text:p>亞太地區</text:p>
          </table:table-cell>
          <table:table-cell office:value-type="string">
            <text:p>澳大利亞聯邦</text:p>
          </table:table-cell>
          <table:table-cell office:value-type="string">
            <text:p>澳洲辦事處</text:p>
          </table:table-cell>
          <table:table-cell office:value-type="string">
            <text:p>Australian Office</text:p>
          </table:table-cell>
          <table:table-cell office:value-type="string">
            <text:p>露珍怡 代表</text:p>
          </table:table-cell>
          <table:table-cell office:value-type="string">
            <text:p>Representative Ms. Jenny Polyxeni Bloomfield</text:p>
          </table:table-cell>
          <table:table-cell office:value-type="string">
            <text:p>11073 臺北市松高路9-11號27-28樓</text:p>
          </table:table-cell>
          <table:table-cell office:value-type="string">
            <text:p>27-28F, No. 9-11, Songgao Rd., Taipei City 11073, Taiwan, R.O.C.</text:p>
          </table:table-cell>
          <table:table-cell office:value-type="string">
            <text:p>02-8725-4100</text:p>
          </table:table-cell>
          <table:table-cell office:value-type="string">
            <text:p>02-8789-9599</text:p>
          </table:table-cell>
          <table:table-cell office:value-type="string">
            <text:p>www.australia.org.tw</text:p>
          </table:table-cell>
          <table:table-cell office:value-type="string">
            <text:p>
            </text:p>
          </table:table-cell>
        </table:table-row>
        <table:table-row>
          <table:table-cell office:value-type="string">
            <text:p>亞太地區</text:p>
          </table:table-cell>
          <table:table-cell office:value-type="string">
            <text:p>汶萊和平之國</text:p>
          </table:table-cell>
          <table:table-cell office:value-type="string">
            <text:p>駐台汶萊貿易旅遊代表處</text:p>
          </table:table-cell>
          <table:table-cell office:value-type="string">
            <text:p>Brunei Darussalam Trade and Tourism Office in Taipei</text:p>
          </table:table-cell>
          <table:table-cell office:value-type="string">
            <text:p>代表 </text:p>
          </table:table-cell>
          <table:table-cell office:value-type="string">
            <text:p>Representative Mr. Khairur Rizal Abd Majid</text:p>
          </table:table-cell>
          <table:table-cell office:value-type="string">
            <text:p>105 臺北市松山區民生東路3段129號11樓1102室（環球商業大樓）</text:p>
          </table:table-cell>
          <table:table-cell office:value-type="string">
            <text:p>Suite 1102, 11F, No. 129, Sec. 3, Minsheng East Rd., Taipei City 105, Taiwan, R.O.C.</text:p>
          </table:table-cell>
          <table:table-cell office:value-type="string">
            <text:p>02-2712-3767</text:p>
          </table:table-cell>
          <table:table-cell office:value-type="string">
            <text:p>02-2712-3721</text:p>
          </table:table-cell>
          <table:table-cell office:value-type="string">
            <text:p>
            </text:p>
          </table:table-cell>
          <table:table-cell office:value-type="string">
            <text:p>taipei.taiwantto@mfa.gov.bn</text:p>
          </table:table-cell>
        </table:table-row>
        <table:table-row>
          <table:table-cell office:value-type="string">
            <text:p>亞太地區</text:p>
          </table:table-cell>
          <table:table-cell office:value-type="string">
            <text:p>印度共和國</text:p>
          </table:table-cell>
          <table:table-cell office:value-type="string">
            <text:p>印度－台北協會</text:p>
          </table:table-cell>
          <table:table-cell office:value-type="string">
            <text:p>India-Taipei Association</text:p>
          </table:table-cell>
          <table:table-cell office:value-type="string">
            <text:p>戴國瀾 會長</text:p>
          </table:table-cell>
          <table:table-cell office:value-type="string">
            <text:p>Director General Mr. Gourangalal Das</text:p>
          </table:table-cell>
          <table:table-cell office:value-type="string">
            <text:p>11012 臺北市信義區基隆路1段333號17樓1708室</text:p>
          </table:table-cell>
          <table:table-cell office:value-type="string">
            <text:p>Suite 1708, 17F, No. 333, Sec.1, Keelung Rd., Xinyi Dist., Taipei City 11012, Taiwan, R.O.C.</text:p>
          </table:table-cell>
          <table:table-cell office:value-type="string">
            <text:p>02-2729-5154</text:p>
          </table:table-cell>
          <table:table-cell office:value-type="string">
            <text:p>02-2757-6117</text:p>
          </table:table-cell>
          <table:table-cell office:value-type="string">
            <text:p>http://www.india.org.tw</text:p>
          </table:table-cell>
          <table:table-cell office:value-type="string">
            <text:p>inf.ita@mea.gov.in</text:p>
          </table:table-cell>
        </table:table-row>
        <table:table-row>
          <table:table-cell office:value-type="string">
            <text:p>亞太地區</text:p>
          </table:table-cell>
          <table:table-cell office:value-type="string">
            <text:p>印度尼西亞共和國</text:p>
          </table:table-cell>
          <table:table-cell office:value-type="string">
            <text:p>駐台北印尼經濟貿易代表處</text:p>
          </table:table-cell>
          <table:table-cell office:value-type="string">
            <text:p>Indonesian Economic and Trade Office to Taipei</text:p>
          </table:table-cell>
          <table:table-cell office:value-type="string">
            <text:p>章溥帝 代表</text:p>
          </table:table-cell>
          <table:table-cell office:value-type="string">
            <text:p>Representative Mr. Budi Santoso</text:p>
          </table:table-cell>
          <table:table-cell office:value-type="string">
            <text:p>11492 臺北市瑞光路550號6樓 (倫飛大樓)</text:p>
          </table:table-cell>
          <table:table-cell office:value-type="string">
            <text:p>6F, No. 550, Ruiguang Rd., Taipei City 11492, Taiwan, R.O.C.</text:p>
          </table:table-cell>
          <table:table-cell office:value-type="string">
            <text:p>02-8752-6170</text:p>
          </table:table-cell>
          <table:table-cell office:value-type="string">
            <text:p>02-8752-3706</text:p>
          </table:table-cell>
          <table:table-cell office:value-type="string">
            <text:p>http://www.kdei-taipei.org</text:p>
          </table:table-cell>
          <table:table-cell office:value-type="string">
            <text:p>ieto@ms8.hinet.net</text:p>
          </table:table-cell>
        </table:table-row>
        <table:table-row>
          <table:table-cell office:value-type="string">
            <text:p>亞太地區</text:p>
          </table:table-cell>
          <table:table-cell office:value-type="string">
            <text:p>日本國</text:p>
          </table:table-cell>
          <table:table-cell office:value-type="string">
            <text:p>日本台灣交流協會—台北事務所</text:p>
          </table:table-cell>
          <table:table-cell office:value-type="string">
            <text:p>Japan-Taiwan Exchange Association, Taipei Office</text:p>
          </table:table-cell>
          <table:table-cell office:value-type="string">
            <text:p>泉裕泰 代表</text:p>
          </table:table-cell>
          <table:table-cell office:value-type="string">
            <text:p>Chief Representative Mr. Hiroyasu Izumi </text:p>
          </table:table-cell>
          <table:table-cell office:value-type="string">
            <text:p>10547 臺北市慶城街28號 (通泰商業大樓)</text:p>
          </table:table-cell>
          <table:table-cell office:value-type="string">
            <text:p>No. 28, Qingcheng St., Taipei City 10547, Taiwan, R.O.C.</text:p>
          </table:table-cell>
          <table:table-cell office:value-type="string">
            <text:p>02-2713-8000</text:p>
          </table:table-cell>
          <table:table-cell office:value-type="string">
            <text:p>02-2713-8787</text:p>
          </table:table-cell>
          <table:table-cell office:value-type="string">
            <text:p>http://www.koryu.or.jp</text:p>
          </table:table-cell>
          <table:table-cell office:value-type="string">
            <text:p>info-k1@tp.koryu.or.jp</text:p>
          </table:table-cell>
        </table:table-row>
        <table:table-row>
          <table:table-cell office:value-type="string">
            <text:p>亞太地區</text:p>
          </table:table-cell>
          <table:table-cell office:value-type="string">
            <text:p>日本國</text:p>
          </table:table-cell>
          <table:table-cell office:value-type="string">
            <text:p>日本台灣交流協會—高雄事務所</text:p>
          </table:table-cell>
          <table:table-cell office:value-type="string">
            <text:p>Japan-Taiwan Exchange Association, Kaohsiung Office</text:p>
          </table:table-cell>
          <table:table-cell office:value-type="string">
            <text:p>小野一彦 所長</text:p>
          </table:table-cell>
          <table:table-cell office:value-type="string">
            <text:p>Director General Mr. Kazuhiko Ono</text:p>
          </table:table-cell>
          <table:table-cell office:value-type="string">
            <text:p>80272 高雄市苓雅區和平一路87號9樓</text:p>
          </table:table-cell>
          <table:table-cell office:value-type="string">
            <text:p>9F, No. 87, Heping 1st Rd., Lingya Dist., Kaohsiung City 80272, Taiwan, R.O.C.</text:p>
          </table:table-cell>
          <table:table-cell office:value-type="string">
            <text:p>07-771-4008</text:p>
          </table:table-cell>
          <table:table-cell office:value-type="string">
            <text:p>07-771-2743</text:p>
          </table:table-cell>
          <table:table-cell office:value-type="string">
            <text:p>
            </text:p>
          </table:table-cell>
          <table:table-cell office:value-type="string">
            <text:p>
            </text:p>
          </table:table-cell>
        </table:table-row>
        <table:table-row>
          <table:table-cell office:value-type="string">
            <text:p>亞太地區</text:p>
          </table:table-cell>
          <table:table-cell office:value-type="string">
            <text:p>馬來西亞</text:p>
          </table:table-cell>
          <table:table-cell office:value-type="string">
            <text:p>馬來西亞友誼及貿易中心</text:p>
          </table:table-cell>
          <table:table-cell office:value-type="string">
            <text:p>Malaysian Friendship and Trade Centre, Taipei</text:p>
          </table:table-cell>
          <table:table-cell office:value-type="string">
            <text:p>何瑞萍 代表</text:p>
          </table:table-cell>
          <table:table-cell office:value-type="string">
            <text:p>President Ms. Sharon Ho Swee Peng</text:p>
          </table:table-cell>
          <table:table-cell office:value-type="string">
            <text:p>10595 臺北市敦化北路102號8樓 (三和塑膠大樓)</text:p>
          </table:table-cell>
          <table:table-cell office:value-type="string">
            <text:p>8F, No. 102, Dunhua N. Rd., Taipei City 10595, Taiwan, R.O.C.</text:p>
          </table:table-cell>
          <table:table-cell office:value-type="string">
            <text:p>02-2713-2626</text:p>
          </table:table-cell>
          <table:table-cell office:value-type="string">
            <text:p>02-2514-9864</text:p>
          </table:table-cell>
          <table:table-cell office:value-type="string">
            <text:p>http://www.kln.gov.my/web/twn_taipei/home</text:p>
          </table:table-cell>
          <table:table-cell office:value-type="string">
            <text:p>mwtaipei@kln.gov.my</text:p>
          </table:table-cell>
        </table:table-row>
        <table:table-row>
          <table:table-cell office:value-type="string">
            <text:p>亞太地區</text:p>
          </table:table-cell>
          <table:table-cell office:value-type="string">
            <text:p>馬紹爾群島共和國</text:p>
          </table:table-cell>
          <table:table-cell office:value-type="string">
            <text:p>馬紹爾群島共和國大使館</text:p>
          </table:table-cell>
          <table:table-cell office:value-type="string">
            <text:p>Embassy of the Republic of the Marshall Islands</text:p>
          </table:table-cell>
          <table:table-cell office:value-type="string">
            <text:p>艾芮瓊 大使 </text:p>
          </table:table-cell>
          <table:table-cell office:value-type="string">
            <text:p>H.E. Ambassador Neijon Rema Edwards</text:p>
          </table:table-cell>
          <table:table-cell office:value-type="string">
            <text:p>11157 臺北市天母西路62巷9-1號4樓</text:p>
          </table:table-cell>
          <table:table-cell office:value-type="string">
            <text:p>4F, No. 9-1, Lane 62, Tianmu W. Rd., Taipei City 11157, Taiwan, R.O.C.</text:p>
          </table:table-cell>
          <table:table-cell office:value-type="string">
            <text:p>02-2873-4884</text:p>
          </table:table-cell>
          <table:table-cell office:value-type="string">
            <text:p>02-2873-4904</text:p>
          </table:table-cell>
          <table:table-cell office:value-type="string">
            <text:p>
            </text:p>
          </table:table-cell>
          <table:table-cell office:value-type="string">
            <text:p>embassy@rmi.org.tw</text:p>
          </table:table-cell>
        </table:table-row>
        <table:table-row>
          <table:table-cell office:value-type="string">
            <text:p>亞太地區</text:p>
          </table:table-cell>
          <table:table-cell office:value-type="string">
            <text:p>諾魯共和國</text:p>
          </table:table-cell>
          <table:table-cell office:value-type="string">
            <text:p>諾魯共和國大使館</text:p>
          </table:table-cell>
          <table:table-cell office:value-type="string">
            <text:p>Embassy of the Republic of Nauru</text:p>
          </table:table-cell>
          <table:table-cell office:value-type="string">
            <text:p>凱法斯 大使</text:p>
          </table:table-cell>
          <table:table-cell office:value-type="string">
            <text:p>H.E. Ambassador Jarden Kephas</text:p>
          </table:table-cell>
          <table:table-cell office:value-type="string">
            <text:p>11157 臺北市天母西路62巷9-1號11樓</text:p>
          </table:table-cell>
          <table:table-cell office:value-type="string">
            <text:p>11F, No. 9-1, Lane 62, Tianmu W. Rd., Taipei City 11157, Taiwan, R.O.C.</text:p>
          </table:table-cell>
          <table:table-cell office:value-type="string">
            <text:p>02-2876-1950</text:p>
          </table:table-cell>
          <table:table-cell office:value-type="string">
            <text:p>02-2876-1930</text:p>
          </table:table-cell>
          <table:table-cell office:value-type="string">
            <text:p>
            </text:p>
          </table:table-cell>
          <table:table-cell office:value-type="string">
            <text:p>embassy@nauru.org.tw</text:p>
          </table:table-cell>
        </table:table-row>
        <table:table-row>
          <table:table-cell office:value-type="string">
            <text:p>亞太地區</text:p>
          </table:table-cell>
          <table:table-cell office:value-type="string">
            <text:p>紐西蘭</text:p>
          </table:table-cell>
          <table:table-cell office:value-type="string">
            <text:p>紐西蘭商工辦事處</text:p>
          </table:table-cell>
          <table:table-cell office:value-type="string">
            <text:p>New Zealand Commerce and Industry Office</text:p>
          </table:table-cell>
          <table:table-cell office:value-type="string">
            <text:p>馬嘉博  代表</text:p>
          </table:table-cell>
          <table:table-cell office:value-type="string">
            <text:p>Director Mr. Mark Pearson</text:p>
          </table:table-cell>
          <table:table-cell office:value-type="string">
            <text:p>11047 臺北市松智路1號9樓</text:p>
          </table:table-cell>
          <table:table-cell office:value-type="string">
            <text:p>9F, No. 1, Songzhi Rd., Taipei City 11047, Taiwan, R.O.C.</text:p>
          </table:table-cell>
          <table:table-cell office:value-type="string">
            <text:p>02-2720-5228</text:p>
          </table:table-cell>
          <table:table-cell office:value-type="string">
            <text:p>02-2720-5255</text:p>
          </table:table-cell>
          <table:table-cell office:value-type="string">
            <text:p>http://www.nzcio.com</text:p>
          </table:table-cell>
          <table:table-cell office:value-type="string">
            <text:p>nzcio.tpe@msa.hinet.net</text:p>
          </table:table-cell>
        </table:table-row>
        <table:table-row>
          <table:table-cell office:value-type="string">
            <text:p>亞太地區</text:p>
          </table:table-cell>
          <table:table-cell office:value-type="string">
            <text:p>帛琉共和國</text:p>
          </table:table-cell>
          <table:table-cell office:value-type="string">
            <text:p>帛琉共和國大使館</text:p>
          </table:table-cell>
          <table:table-cell office:value-type="string">
            <text:p>Embassy of the Republic of Palau</text:p>
          </table:table-cell>
          <table:table-cell office:value-type="string">
            <text:p>歐克麗 大使</text:p>
          </table:table-cell>
          <table:table-cell office:value-type="string">
            <text:p>H.E. Ambassador Dilmei Louisa Olkeriil</text:p>
          </table:table-cell>
          <table:table-cell office:value-type="string">
            <text:p>11157 臺北市天母西路62巷9號5樓</text:p>
          </table:table-cell>
          <table:table-cell office:value-type="string">
            <text:p>5F, No. 9, Lane 62, Tianmu W. Rd., Taipei City 11157, Taiwan, R.O.C.</text:p>
          </table:table-cell>
          <table:table-cell office:value-type="string">
            <text:p>02-2876-5415</text:p>
          </table:table-cell>
          <table:table-cell office:value-type="string">
            <text:p>02-2876-0436</text:p>
          </table:table-cell>
          <table:table-cell office:value-type="string">
            <text:p>
            </text:p>
          </table:table-cell>
          <table:table-cell office:value-type="string">
            <text:p>palau.embassy.taipei@gmail.com</text:p>
          </table:table-cell>
        </table:table-row>
        <table:table-row>
          <table:table-cell office:value-type="string">
            <text:p>亞太地區</text:p>
          </table:table-cell>
          <table:table-cell office:value-type="string">
            <text:p>巴布亞紐幾內亞獨立國</text:p>
          </table:table-cell>
          <table:table-cell office:value-type="string">
            <text:p>巴布亞紐幾內亞駐臺商務代表處</text:p>
          </table:table-cell>
          <table:table-cell office:value-type="string">
            <text:p>Papua New Guinea Trade Office in Taiwan</text:p>
          </table:table-cell>
          <table:table-cell office:value-type="string">
            <text:p>康德銘 代表</text:p>
          </table:table-cell>
          <table:table-cell office:value-type="string">
            <text:p>Representative Mr. Tommy Kambu Kunji</text:p>
          </table:table-cell>
          <table:table-cell office:value-type="string">
            <text:p>11157臺北市天母西路62巷9號2樓</text:p>
          </table:table-cell>
          <table:table-cell office:value-type="string">
            <text:p>2F, No. 9, Lane 62, Tianmu W. Rd., Taipei City 11157, Taiwan, R.O.C.</text:p>
          </table:table-cell>
          <table:table-cell office:value-type="string">
            <text:p>02-2876-9553</text:p>
          </table:table-cell>
          <table:table-cell office:value-type="string">
            <text:p>02-2876-9556</text:p>
          </table:table-cell>
          <table:table-cell office:value-type="string">
            <text:p>
            </text:p>
          </table:table-cell>
          <table:table-cell office:value-type="string">
            <text:p>pngtradeofficetaipei@gmail.com</text:p>
          </table:table-cell>
        </table:table-row>
        <table:table-row>
          <table:table-cell office:value-type="string">
            <text:p>亞太地區</text:p>
          </table:table-cell>
          <table:table-cell office:value-type="string">
            <text:p>菲律賓共和國</text:p>
          </table:table-cell>
          <table:table-cell office:value-type="string">
            <text:p>馬尼拉經濟文化辦事處</text:p>
          </table:table-cell>
          <table:table-cell office:value-type="string">
            <text:p>Manila Economic and Cultural Office</text:p>
          </table:table-cell>
          <table:table-cell office:value-type="string">
            <text:p>主席兼駐臺代表</text:p>
          </table:table-cell>
          <table:table-cell office:value-type="string">
            <text:p>Chairman and Resident Representative Mr. Silvestre Hernando Bello III</text:p>
          </table:table-cell>
          <table:table-cell office:value-type="string">
            <text:p>11493 臺北市內湖區洲子街55&amp;57號2樓</text:p>
          </table:table-cell>
          <table:table-cell office:value-type="string">
            <text:p>2F, No. 55,57, Zhouzi St., Neihu Dist.,Taipei City 11493, Taiwan, R.O.C.</text:p>
          </table:table-cell>
          <table:table-cell office:value-type="string">
            <text:p>02-2658-8825</text:p>
          </table:table-cell>
          <table:table-cell office:value-type="string">
            <text:p>02-2658-8867</text:p>
          </table:table-cell>
          <table:table-cell office:value-type="string">
            <text:p>http://www.meco.org.tw</text:p>
          </table:table-cell>
          <table:table-cell office:value-type="string">
            <text:p>meco@meco.org.tw</text:p>
          </table:table-cell>
        </table:table-row>
        <table:table-row>
          <table:table-cell office:value-type="string">
            <text:p>亞太地區</text:p>
          </table:table-cell>
          <table:table-cell office:value-type="string">
            <text:p>菲律賓共和國</text:p>
          </table:table-cell>
          <table:table-cell office:value-type="string">
            <text:p>馬尼拉經濟文化辦事處—高雄分處</text:p>
          </table:table-cell>
          <table:table-cell office:value-type="string">
            <text:p>Manila Economic and Cultural Office, Kaohsiung Extension Office</text:p>
          </table:table-cell>
          <table:table-cell office:value-type="string">
            <text:p>賴愛仁 分處主任</text:p>
          </table:table-cell>
          <table:table-cell office:value-type="string">
            <text:p>Director, Kaohsiung Extension Office Ms. Irene S. Ng</text:p>
          </table:table-cell>
          <table:table-cell office:value-type="string">
            <text:p>80761 高雄市三民區民族一路80號9樓之2</text:p>
          </table:table-cell>
          <table:table-cell office:value-type="string">
            <text:p>9F-2, No. 80, Minzu 1st Rd., Sanmin Dist., Kaohsiung City 80761, Taiwan, R.O.C.</text:p>
          </table:table-cell>
          <table:table-cell office:value-type="string">
            <text:p>07-398-5935~6</text:p>
          </table:table-cell>
          <table:table-cell office:value-type="string">
            <text:p>07-398-5929</text:p>
          </table:table-cell>
          <table:table-cell office:value-type="string">
            <text:p>
            </text:p>
          </table:table-cell>
          <table:table-cell office:value-type="string">
            <text:p>
            </text:p>
          </table:table-cell>
        </table:table-row>
        <table:table-row>
          <table:table-cell office:value-type="string">
            <text:p>亞太地區</text:p>
          </table:table-cell>
          <table:table-cell office:value-type="string">
            <text:p>菲律賓共和國</text:p>
          </table:table-cell>
          <table:table-cell office:value-type="string">
            <text:p>馬尼拉經濟文化辦事處—台中分處</text:p>
          </table:table-cell>
          <table:table-cell office:value-type="string">
            <text:p>Manila Economic and Cultural Office, Taichung Extension Office</text:p>
          </table:table-cell>
          <table:table-cell office:value-type="string">
            <text:p>賴愛仁 代理分處主任</text:p>
          </table:table-cell>
          <table:table-cell office:value-type="string">
            <text:p>Officer-in-Charge, Ms. Irene S. Ng</text:p>
          </table:table-cell>
          <table:table-cell office:value-type="string">
            <text:p>40354 臺中市西區臺灣大道二段220號20樓(龍邦世貿大樓B棟)</text:p>
          </table:table-cell>
          <table:table-cell office:value-type="string">
            <text:p>20F, Longbang Building (Building B), No.220, Sec. 2, Taiwan Blvd., West Dist., Taichung City 40354, Taiwan, R.O.C.</text:p>
          </table:table-cell>
          <table:table-cell office:value-type="string">
            <text:p>04-2322-8835</text:p>
          </table:table-cell>
          <table:table-cell office:value-type="string">
            <text:p>04-2322-2889</text:p>
          </table:table-cell>
          <table:table-cell office:value-type="string">
            <text:p>
            </text:p>
          </table:table-cell>
          <table:table-cell office:value-type="string">
            <text:p>
            </text:p>
          </table:table-cell>
        </table:table-row>
        <table:table-row>
          <table:table-cell office:value-type="string">
            <text:p>亞太地區</text:p>
          </table:table-cell>
          <table:table-cell office:value-type="string">
            <text:p>大韓民國</text:p>
          </table:table-cell>
          <table:table-cell office:value-type="string">
            <text:p>駐臺北韓國代表部</text:p>
          </table:table-cell>
          <table:table-cell office:value-type="string">
            <text:p>Korean Mission in Taipei</text:p>
          </table:table-cell>
          <table:table-cell office:value-type="string">
            <text:p>鄭炳元 代表 </text:p>
          </table:table-cell>
          <table:table-cell office:value-type="string">
            <text:p>Representative Mr. Chung Byung-Won</text:p>
          </table:table-cell>
          <table:table-cell office:value-type="string">
            <text:p>11012 臺北市基隆路1段333號15樓1506室</text:p>
          </table:table-cell>
          <table:table-cell office:value-type="string">
            <text:p>Suite 1506, 15F, No. 333, Sec.1, Keelung Rd., Taipei City 11012, Taiwan, R.O.C.</text:p>
          </table:table-cell>
          <table:table-cell office:value-type="string">
            <text:p>02-2758-8320～25</text:p>
          </table:table-cell>
          <table:table-cell office:value-type="string">
            <text:p>02-2757-7006</text:p>
          </table:table-cell>
          <table:table-cell office:value-type="string">
            <text:p>http://overseas.mofa.go.kr/tw-zh/index.do</text:p>
          </table:table-cell>
          <table:table-cell office:value-type="string">
            <text:p>taipei@mofa.go.kr</text:p>
          </table:table-cell>
        </table:table-row>
        <table:table-row>
          <table:table-cell office:value-type="string">
            <text:p>亞太地區</text:p>
          </table:table-cell>
          <table:table-cell office:value-type="string">
            <text:p>新加坡共和國</text:p>
          </table:table-cell>
          <table:table-cell office:value-type="string">
            <text:p>新加坡駐台北商務辦事處</text:p>
          </table:table-cell>
          <table:table-cell office:value-type="string">
            <text:p>Singapore Trade Office in Taipei</text:p>
          </table:table-cell>
          <table:table-cell office:value-type="string">
            <text:p>葉偉傑 代表</text:p>
          </table:table-cell>
          <table:table-cell office:value-type="string">
            <text:p>Trade Representative Mr. Yip Wei Kiat </text:p>
          </table:table-cell>
          <table:table-cell office:value-type="string">
            <text:p>10688 臺北市仁愛路4段85號9樓</text:p>
          </table:table-cell>
          <table:table-cell office:value-type="string">
            <text:p>9F, No. 85, Sec. 4, Renai Rd., Taipei City 10688, Taiwan, R.O.C.</text:p>
          </table:table-cell>
          <table:table-cell office:value-type="string">
            <text:p>02-2772-1940</text:p>
          </table:table-cell>
          <table:table-cell office:value-type="string">
            <text:p>02-2711-1784</text:p>
          </table:table-cell>
          <table:table-cell office:value-type="string">
            <text:p>https://www.mfa.gov.sg/taipei</text:p>
          </table:table-cell>
          <table:table-cell office:value-type="string">
            <text:p>singtr_tpe@mfa.sg</text:p>
          </table:table-cell>
        </table:table-row>
        <table:table-row>
          <table:table-cell office:value-type="string">
            <text:p>亞太地區</text:p>
          </table:table-cell>
          <table:table-cell office:value-type="string">
            <text:p>泰王國</text:p>
          </table:table-cell>
          <table:table-cell office:value-type="string">
            <text:p>泰國貿易經濟辦事處</text:p>
          </table:table-cell>
          <table:table-cell office:value-type="string">
            <text:p>Thailand Trade and Economic Office</text:p>
          </table:table-cell>
          <table:table-cell office:value-type="string">
            <text:p>曾德榮 代表 </text:p>
          </table:table-cell>
          <table:table-cell office:value-type="string">
            <text:p>Executive Director Mr. Twekiat Janprajak</text:p>
          </table:table-cell>
          <table:table-cell office:value-type="string">
            <text:p>106 臺北市大安區市民大道3段206號</text:p>
          </table:table-cell>
          <table:table-cell office:value-type="string">
            <text:p>No. 206, Section 3, Civic Boulevard, Da'an District,Taipei City 106, Taiwan, R.O.C.</text:p>
          </table:table-cell>
          <table:table-cell office:value-type="string">
            <text:p>02-2775-2211</text:p>
          </table:table-cell>
          <table:table-cell office:value-type="string">
            <text:p>02-2740-3300</text:p>
          </table:table-cell>
          <table:table-cell office:value-type="string">
            <text:p>http://www.tteo.org.tw</text:p>
          </table:table-cell>
          <table:table-cell office:value-type="string">
            <text:p>thaiteo.tpe@mfa.go.th/ info@tteo.tw</text:p>
          </table:table-cell>
        </table:table-row>
        <table:table-row>
          <table:table-cell office:value-type="string">
            <text:p>亞太地區</text:p>
          </table:table-cell>
          <table:table-cell office:value-type="string">
            <text:p>吐瓦魯國</text:p>
          </table:table-cell>
          <table:table-cell office:value-type="string">
            <text:p>吐瓦魯國大使館</text:p>
          </table:table-cell>
          <table:table-cell office:value-type="string">
            <text:p>Embassy of Tuvalu</text:p>
          </table:table-cell>
          <table:table-cell office:value-type="string">
            <text:p>潘恩紐 大使</text:p>
          </table:table-cell>
          <table:table-cell office:value-type="string">
            <text:p>H.E. Ambassador Bikenibeu Paeniu</text:p>
          </table:table-cell>
          <table:table-cell office:value-type="string">
            <text:p>11157 臺北市天母西路62巷9-1號9樓</text:p>
          </table:table-cell>
          <table:table-cell office:value-type="string">
            <text:p>9F, No. 9-1, Lane 62, Tianmu West Rd., Taipei City 11157, Taiwan, R.O.C. </text:p>
          </table:table-cell>
          <table:table-cell office:value-type="string">
            <text:p>02-2876-7606</text:p>
          </table:table-cell>
          <table:table-cell office:value-type="string">
            <text:p>02-2876-7603</text:p>
          </table:table-cell>
          <table:table-cell office:value-type="string">
            <text:p>http://www.tuvaluembassyroc.org/</text:p>
          </table:table-cell>
          <table:table-cell office:value-type="string">
            <text:p>tuvaluembassyroc@gmail.com</text:p>
          </table:table-cell>
        </table:table-row>
        <table:table-row>
          <table:table-cell office:value-type="string">
            <text:p>亞太地區</text:p>
          </table:table-cell>
          <table:table-cell office:value-type="string">
            <text:p>越南社會主義共和國</text:p>
          </table:table-cell>
          <table:table-cell office:value-type="string">
            <text:p>駐台北越南經濟文化辦事處</text:p>
          </table:table-cell>
          <table:table-cell office:value-type="string">
            <text:p>Vietnam Economic and Cultural Office in Taipei</text:p>
          </table:table-cell>
          <table:table-cell office:value-type="string">
            <text:p>武進勇 代表</text:p>
          </table:table-cell>
          <table:table-cell office:value-type="string">
            <text:p>Director Mr. Vu Tien Dung</text:p>
          </table:table-cell>
          <table:table-cell office:value-type="string">
            <text:p>10455 臺北市松江路65號3樓</text:p>
          </table:table-cell>
          <table:table-cell office:value-type="string">
            <text:p>3F, No. 65, Songjiang Rd., Taipei City 10455, Taiwan, R.O.C.</text:p>
          </table:table-cell>
          <table:table-cell office:value-type="string">
            <text:p>02-2516-6626</text:p>
          </table:table-cell>
          <table:table-cell office:value-type="string">
            <text:p>02-2516-6625</text:p>
          </table:table-cell>
          <table:table-cell office:value-type="string">
            <text:p>
            </text:p>
          </table:table-cell>
          <table:table-cell office:value-type="string">
            <text:p>
            </text:p>
          </table:table-cell>
        </table:table-row>
        <table:table-row>
          <table:table-cell office:value-type="string">
            <text:p>亞西地區</text:p>
          </table:table-cell>
          <table:table-cell office:value-type="string">
            <text:p>以色列</text:p>
          </table:table-cell>
          <table:table-cell office:value-type="string">
            <text:p>駐台北以色列經濟文化辦事處</text:p>
          </table:table-cell>
          <table:table-cell office:value-type="string">
            <text:p>Israel Economic and Cultural Office in Taipei </text:p>
          </table:table-cell>
          <table:table-cell office:value-type="string">
            <text:p>柯思畢 代表</text:p>
          </table:table-cell>
          <table:table-cell office:value-type="string">
            <text:p>Representative Mr. Omer Caspi</text:p>
          </table:table-cell>
          <table:table-cell office:value-type="string">
            <text:p>11012 臺北市基隆路1段333號24樓2408室</text:p>
          </table:table-cell>
          <table:table-cell office:value-type="string">
            <text:p>Suite 2408, 24F, No. 333, Sec. 1, Keelung Rd., Taipei City 11012, Taiwan, R.O.C.</text:p>
          </table:table-cell>
          <table:table-cell office:value-type="string">
            <text:p>02-2757-9692</text:p>
          </table:table-cell>
          <table:table-cell office:value-type="string">
            <text:p>02-2757-7247</text:p>
          </table:table-cell>
          <table:table-cell office:value-type="string">
            <text:p>http://embassies.gov.il/taipei</text:p>
          </table:table-cell>
          <table:table-cell office:value-type="string">
            <text:p>represent-sec@taipei.org.il</text:p>
          </table:table-cell>
        </table:table-row>
        <table:table-row>
          <table:table-cell office:value-type="string">
            <text:p>亞西地區</text:p>
          </table:table-cell>
          <table:table-cell office:value-type="string">
            <text:p>約旦哈希米王國</text:p>
          </table:table-cell>
          <table:table-cell office:value-type="string">
            <text:p>約旦商務辦事處</text:p>
          </table:table-cell>
          <table:table-cell office:value-type="string">
            <text:p>The Jordanian Commercial Office</text:p>
          </table:table-cell>
          <table:table-cell office:value-type="string">
            <text:p>諾貝爾 處長</text:p>
          </table:table-cell>
          <table:table-cell office:value-type="string">
            <text:p>Director Mr. Nabeel Al-Tel</text:p>
          </table:table-cell>
          <table:table-cell office:value-type="string">
            <text:p>11148 臺北市忠誠路2段110號1樓</text:p>
          </table:table-cell>
          <table:table-cell office:value-type="string">
            <text:p>1F, No. 110, Sec.2, Zhongcheng Rd., Taipei City 11148, Taiwan, R.O.C.</text:p>
          </table:table-cell>
          <table:table-cell office:value-type="string">
            <text:p>02-2871-7712</text:p>
          </table:table-cell>
          <table:table-cell office:value-type="string">
            <text:p>02-2872-1176</text:p>
          </table:table-cell>
          <table:table-cell office:value-type="string">
            <text:p>
            </text:p>
          </table:table-cell>
          <table:table-cell office:value-type="string">
            <text:p>jcotpe@ms13.hinet.net</text:p>
          </table:table-cell>
        </table:table-row>
        <table:table-row>
          <table:table-cell office:value-type="string">
            <text:p>亞西地區</text:p>
          </table:table-cell>
          <table:table-cell office:value-type="string">
            <text:p>蒙古國</text:p>
          </table:table-cell>
          <table:table-cell office:value-type="string">
            <text:p>駐台北烏蘭巴托貿易經濟代表處</text:p>
          </table:table-cell>
          <table:table-cell office:value-type="string">
            <text:p>Ulaanbaatar Trade and Economic Representative Office in Taipei</text:p>
          </table:table-cell>
          <table:table-cell office:value-type="string">
            <text:p>羅扎亞 代表</text:p>
          </table:table-cell>
          <table:table-cell office:value-type="string">
            <text:p>Representative Mr. Zolzaya Lkhagvasuren</text:p>
          </table:table-cell>
          <table:table-cell office:value-type="string">
            <text:p>11012 臺北市基隆路1段333號11樓1112室</text:p>
          </table:table-cell>
          <table:table-cell office:value-type="string">
            <text:p>Suite 1112, 11F, No. 333, Sec. 1, Keelung Rd., Taipei City 11012, Taiwan, R.O.C.</text:p>
          </table:table-cell>
          <table:table-cell office:value-type="string">
            <text:p>02-2722-9740</text:p>
          </table:table-cell>
          <table:table-cell office:value-type="string">
            <text:p>02-2722-9745</text:p>
          </table:table-cell>
          <table:table-cell office:value-type="string">
            <text:p>
            </text:p>
          </table:table-cell>
          <table:table-cell office:value-type="string">
            <text:p>ubtrade.taipei@mfa.gov.mn</text:p>
          </table:table-cell>
        </table:table-row>
        <table:table-row>
          <table:table-cell office:value-type="string">
            <text:p>亞西地區</text:p>
          </table:table-cell>
          <table:table-cell office:value-type="string">
            <text:p>阿曼王國</text:p>
          </table:table-cell>
          <table:table-cell office:value-type="string">
            <text:p>阿曼王國駐華商務辦事處</text:p>
          </table:table-cell>
          <table:table-cell office:value-type="string">
            <text:p>Commercial Office of the Sultanate of Oman-Taiwan</text:p>
          </table:table-cell>
          <table:table-cell office:value-type="string">
            <text:p>蘇利門‧阿默蓋瑞 處長  </text:p>
          </table:table-cell>
          <table:table-cell office:value-type="string">
            <text:p>Director Mr. Sulaiman Sultan Salim Al Mughairy</text:p>
          </table:table-cell>
          <table:table-cell office:value-type="string">
            <text:p>11011 臺北市信義路5段5號世貿中心7G-05室</text:p>
          </table:table-cell>
          <table:table-cell office:value-type="string">
            <text:p>Suite 7G-05, No. 5, Sec. 5, Xinyi Rd., Taipei City 11011, Taiwan, R.O.C.</text:p>
          </table:table-cell>
          <table:table-cell office:value-type="string">
            <text:p>02-2722-0684</text:p>
          </table:table-cell>
          <table:table-cell office:value-type="string">
            <text:p>02-2722-0645</text:p>
          </table:table-cell>
          <table:table-cell office:value-type="string">
            <text:p>http://www.omantaiwan.org</text:p>
          </table:table-cell>
          <table:table-cell office:value-type="string">
            <text:p>oman0684@gmail.com</text:p>
          </table:table-cell>
        </table:table-row>
        <table:table-row>
          <table:table-cell office:value-type="string">
            <text:p>亞西地區</text:p>
          </table:table-cell>
          <table:table-cell office:value-type="string">
            <text:p>俄羅斯聯邦</text:p>
          </table:table-cell>
          <table:table-cell office:value-type="string">
            <text:p>莫斯科台北經濟文化協調委員會駐台北代表處</text:p>
          </table:table-cell>
          <table:table-cell office:value-type="string">
            <text:p>Representative Office in Taipei for the Moscow-Taipei Coordination Commission on Economic and Cultural Cooperation</text:p>
          </table:table-cell>
          <table:table-cell office:value-type="string">
            <text:p>代表</text:p>
          </table:table-cell>
          <table:table-cell office:value-type="string">
            <text:p>Representative Mr. Yury Metelev</text:p>
          </table:table-cell>
          <table:table-cell office:value-type="string">
            <text:p>11049 臺北市信義路5段2號9樓</text:p>
          </table:table-cell>
          <table:table-cell office:value-type="string">
            <text:p>9F., No. 2, Sec. 5, Xinyi Rd., Taipei City 11049, Taiwan, R.O.C.</text:p>
          </table:table-cell>
          <table:table-cell office:value-type="string">
            <text:p>02-8780-3011</text:p>
          </table:table-cell>
          <table:table-cell office:value-type="string">
            <text:p>02-8780-2511</text:p>
          </table:table-cell>
          <table:table-cell office:value-type="string">
            <text:p>http://www.mtc.org.tw</text:p>
          </table:table-cell>
          <table:table-cell office:value-type="string">
            <text:p>info@mtc.org.tw</text:p>
          </table:table-cell>
        </table:table-row>
        <table:table-row>
          <table:table-cell office:value-type="string">
            <text:p>亞西地區</text:p>
          </table:table-cell>
          <table:table-cell office:value-type="string">
            <text:p>沙烏地阿拉伯王國</text:p>
          </table:table-cell>
          <table:table-cell office:value-type="string">
            <text:p>沙烏地阿拉伯商務辦事處</text:p>
          </table:table-cell>
          <table:table-cell office:value-type="string">
            <text:p>Saudi Arabian Trade Office</text:p>
          </table:table-cell>
          <table:table-cell office:value-type="string">
            <text:p>艾德爾 代表</text:p>
          </table:table-cell>
          <table:table-cell office:value-type="string">
            <text:p>Representative Mr. Adel Fahad A. Althaidi</text:p>
          </table:table-cell>
          <table:table-cell office:value-type="string">
            <text:p>11157 臺北市天母西路62巷9號4樓</text:p>
          </table:table-cell>
          <table:table-cell office:value-type="string">
            <text:p>4F, No. 9, Lane 62, Tianmu W. Rd., Taipei City 11157, Taiwan, R.O.C.</text:p>
          </table:table-cell>
          <table:table-cell office:value-type="string">
            <text:p>02-2876-1444</text:p>
          </table:table-cell>
          <table:table-cell office:value-type="string">
            <text:p>02-2876-1614</text:p>
          </table:table-cell>
          <table:table-cell office:value-type="string">
            <text:p>
            </text:p>
          </table:table-cell>
          <table:table-cell office:value-type="string">
            <text:p>twemb@mofa.gov.sa</text:p>
          </table:table-cell>
        </table:table-row>
        <table:table-row>
          <table:table-cell office:value-type="string">
            <text:p>亞西地區</text:p>
          </table:table-cell>
          <table:table-cell office:value-type="string">
            <text:p>土耳其共和國</text:p>
          </table:table-cell>
          <table:table-cell office:value-type="string">
            <text:p>駐台北土耳其貿易辦事處</text:p>
          </table:table-cell>
          <table:table-cell office:value-type="string">
            <text:p>Turkish Trade Office in Taipei</text:p>
          </table:table-cell>
          <table:table-cell office:value-type="string">
            <text:p>貝定可 代表</text:p>
          </table:table-cell>
          <table:table-cell office:value-type="string">
            <text:p>Representative Mr. Muhammed Berdibek</text:p>
          </table:table-cell>
          <table:table-cell office:value-type="string">
            <text:p>11012 臺北市基隆路1段333號19樓1905室</text:p>
          </table:table-cell>
          <table:table-cell office:value-type="string">
            <text:p>Suite 1905, 19F, No. 333, Sec. 1, Keelung Rd., Taipei City 11012, Taiwan, R.O.C.</text:p>
          </table:table-cell>
          <table:table-cell office:value-type="string">
            <text:p>02-2757-7318</text:p>
          </table:table-cell>
          <table:table-cell office:value-type="string">
            <text:p>02-2757-9432</text:p>
          </table:table-cell>
          <table:table-cell office:value-type="string">
            <text:p>
            </text:p>
          </table:table-cell>
          <table:table-cell office:value-type="string">
            <text:p>tr-office.taipei@mfa.gov.tr</text:p>
          </table:table-cell>
        </table:table-row>
        <table:table-row>
          <table:table-cell office:value-type="string">
            <text:p>非洲地區</text:p>
          </table:table-cell>
          <table:table-cell office:value-type="string">
            <text:p>史瓦帝尼王國（原「史瓦濟蘭王國」）</text:p>
          </table:table-cell>
          <table:table-cell office:value-type="string">
            <text:p>史瓦帝尼王國大使館</text:p>
          </table:table-cell>
          <table:table-cell office:value-type="string">
            <text:p>Embassy of the Kingdom of Eswatini</text:p>
          </table:table-cell>
          <table:table-cell office:value-type="string">
            <text:p>蒙西比 大使</text:p>
          </table:table-cell>
          <table:table-cell office:value-type="string">
            <text:p>H.E. Ambassador Promise Sithembiso Msibi</text:p>
          </table:table-cell>
          <table:table-cell office:value-type="string">
            <text:p>11157 臺北市天母西路62巷9號10樓</text:p>
          </table:table-cell>
          <table:table-cell office:value-type="string">
            <text:p>10F, No. 9, Lane 62, Tianmu W. Rd., Taipei City 11157, Taiwan, R.O.C.</text:p>
          </table:table-cell>
          <table:table-cell office:value-type="string">
            <text:p>02-2872-5934</text:p>
          </table:table-cell>
          <table:table-cell office:value-type="string">
            <text:p>02-2872-6511</text:p>
          </table:table-cell>
          <table:table-cell office:value-type="string">
            <text:p>
            </text:p>
          </table:table-cell>
          <table:table-cell office:value-type="string">
            <text:p>eswatini.tw@gmail.com</text:p>
          </table:table-cell>
        </table:table-row>
        <table:table-row>
          <table:table-cell office:value-type="string">
            <text:p>非洲地區</text:p>
          </table:table-cell>
          <table:table-cell office:value-type="string">
            <text:p>奈及利亞聯邦共和國</text:p>
          </table:table-cell>
          <table:table-cell office:value-type="string">
            <text:p>奈及利亞駐華商務辦事處</text:p>
          </table:table-cell>
          <table:table-cell office:value-type="string">
            <text:p>Nigeria Trade Office in Taiwan, R.O.C.</text:p>
          </table:table-cell>
          <table:table-cell office:value-type="string">
            <text:p>阿邁德 處長</text:p>
          </table:table-cell>
          <table:table-cell office:value-type="string">
            <text:p>Trade Commissioner Mr. Ibrahim Akopari Ahmed</text:p>
          </table:table-cell>
          <table:table-cell office:value-type="string">
            <text:p>22043新北市板橋區雙十路2段48號12樓</text:p>
          </table:table-cell>
          <table:table-cell office:value-type="string">
            <text:p>12F, No. 48, Sec. 2, Shuangshi Rd., Banqiao Dist., New Taipei City 220, Taiwan, R.O.C. </text:p>
          </table:table-cell>
          <table:table-cell office:value-type="string">
            <text:p>02-2250-1118</text:p>
          </table:table-cell>
          <table:table-cell office:value-type="string">
            <text:p>02-2250-1117</text:p>
          </table:table-cell>
          <table:table-cell office:value-type="string">
            <text:p>https://nigeriatradeoffice.org.tw/</text:p>
          </table:table-cell>
          <table:table-cell office:value-type="string">
            <text:p>nigtroff@ms65.hinet.net</text:p>
          </table:table-cell>
        </table:table-row>
        <table:table-row>
          <table:table-cell office:value-type="string">
            <text:p>非洲地區</text:p>
          </table:table-cell>
          <table:table-cell office:value-type="string">
            <text:p>索馬利蘭共和國</text:p>
          </table:table-cell>
          <table:table-cell office:value-type="string">
            <text:p>索馬利蘭共和國駐台灣代表處</text:p>
          </table:table-cell>
          <table:table-cell office:value-type="string">
            <text:p>The Republic of Somaliland Representative Office in Taiwan</text:p>
          </table:table-cell>
          <table:table-cell office:value-type="string">
            <text:p>穆姆德 代表</text:p>
          </table:table-cell>
          <table:table-cell office:value-type="string">
            <text:p>Representative Mr. Mohamed Omar H. Mohamoud</text:p>
          </table:table-cell>
          <table:table-cell office:value-type="string">
            <text:p>10076臺北市中正區寧波西街108號3樓</text:p>
          </table:table-cell>
          <table:table-cell office:value-type="string">
            <text:p>3F., No. 108, Ningbo W. St., Zhongzheng Dist., Taipei City 100, Taiwan (R.O.C.)</text:p>
          </table:table-cell>
          <table:table-cell office:value-type="string">
            <text:p>02-2333-1939</text:p>
          </table:table-cell>
          <table:table-cell office:value-type="string">
            <text:p>02-2309-0398</text:p>
          </table:table-cell>
          <table:table-cell office:value-type="string">
            <text:p>
            </text:p>
          </table:table-cell>
          <table:table-cell office:value-type="string">
            <text:p>admin@somaliland.tw</text:p>
          </table:table-cell>
        </table:table-row>
        <table:table-row>
          <table:table-cell office:value-type="string">
            <text:p>非洲地區</text:p>
          </table:table-cell>
          <table:table-cell office:value-type="string">
            <text:p>南非共和國</text:p>
          </table:table-cell>
          <table:table-cell office:value-type="string">
            <text:p>南非聯絡辦事處</text:p>
          </table:table-cell>
          <table:table-cell office:value-type="string">
            <text:p>Liaison Office of South Africa</text:p>
          </table:table-cell>
          <table:table-cell office:value-type="string">
            <text:p>代表   </text:p>
          </table:table-cell>
          <table:table-cell office:value-type="string">
            <text:p>Representative Mr. Hugh Graham Anderson</text:p>
          </table:table-cell>
          <table:table-cell office:value-type="string">
            <text:p>10595 台北市敦化北路205號13樓1301室</text:p>
          </table:table-cell>
          <table:table-cell office:value-type="string">
            <text:p>Suite 1301 ,13F, No. 205, Dunhua N.Rd., Taipei City 10595, Taiwan, R.O.C.</text:p>
          </table:table-cell>
          <table:table-cell office:value-type="string">
            <text:p>02-2715-2295</text:p>
          </table:table-cell>
          <table:table-cell office:value-type="string">
            <text:p>02-2712-5109</text:p>
          </table:table-cell>
          <table:table-cell office:value-type="string">
            <text:p>http://www.southafrica.org.tw</text:p>
          </table:table-cell>
          <table:table-cell office:value-type="string">
            <text:p>south.africa@msa.hinet.net</text:p>
          </table:table-cell>
        </table:table-row>
        <table:table-row>
          <table:table-cell office:value-type="string">
            <text:p>歐洲地區</text:p>
          </table:table-cell>
          <table:table-cell office:value-type="string">
            <text:p>奧地利共和國</text:p>
          </table:table-cell>
          <table:table-cell office:value-type="string">
            <text:p>奧地利台北辦事處</text:p>
          </table:table-cell>
          <table:table-cell office:value-type="string">
            <text:p>Austrian Office Taipei</text:p>
          </table:table-cell>
          <table:table-cell office:value-type="string">
            <text:p>陸德飛 處長</text:p>
          </table:table-cell>
          <table:table-cell office:value-type="string">
            <text:p>Director Mr. Roland Rudorfer</text:p>
          </table:table-cell>
          <table:table-cell office:value-type="string">
            <text:p>10549 臺北市敦化北路167號10樓B1</text:p>
          </table:table-cell>
          <table:table-cell office:value-type="string">
            <text:p>10F-B1, No. 167, Dunhua N. Rd., Taipei City 10549, Taiwan, R.O.C.</text:p>
          </table:table-cell>
          <table:table-cell office:value-type="string">
            <text:p>02-8175-3283</text:p>
          </table:table-cell>
          <table:table-cell office:value-type="string">
            <text:p>02-2514-9980</text:p>
          </table:table-cell>
          <table:table-cell office:value-type="string">
            <text:p>https://www.bmeia.gv.at/oebt-taipei</text:p>
          </table:table-cell>
          <table:table-cell office:value-type="string">
            <text:p>taipei-ot@bmeia.gv.at</text:p>
          </table:table-cell>
        </table:table-row>
        <table:table-row>
          <table:table-cell office:value-type="string">
            <text:p>歐洲地區</text:p>
          </table:table-cell>
          <table:table-cell office:value-type="string">
            <text:p>奧地利共和國</text:p>
          </table:table-cell>
          <table:table-cell office:value-type="string">
            <text:p>奧地利商務代表辦事處</text:p>
          </table:table-cell>
          <table:table-cell office:value-type="string">
            <text:p>Austrian Commercial Office</text:p>
          </table:table-cell>
          <table:table-cell office:value-type="string">
            <text:p>歐賀曼 商務代表</text:p>
          </table:table-cell>
          <table:table-cell office:value-type="string">
            <text:p>Director Mr. Hermann Ortner  </text:p>
          </table:table-cell>
          <table:table-cell office:value-type="string">
            <text:p>10595 臺北市敦化北路205號6樓608室</text:p>
          </table:table-cell>
          <table:table-cell office:value-type="string">
            <text:p>Suite 608, 6F, No. 205, Dunhua N. Rd., Taipei City 10595, Taiwan, R.O.C.</text:p>
          </table:table-cell>
          <table:table-cell office:value-type="string">
            <text:p>02-2715-5220</text:p>
          </table:table-cell>
          <table:table-cell office:value-type="string">
            <text:p>02-2717-3242</text:p>
          </table:table-cell>
          <table:table-cell office:value-type="string">
            <text:p>http://www.advantageaustria.org/tw</text:p>
          </table:table-cell>
          <table:table-cell office:value-type="string">
            <text:p>taipei@advantageaustria.org</text:p>
          </table:table-cell>
        </table:table-row>
        <table:table-row>
          <table:table-cell office:value-type="string">
            <text:p>歐洲地區</text:p>
          </table:table-cell>
          <table:table-cell office:value-type="string">
            <text:p>比利時王國</text:p>
          </table:table-cell>
          <table:table-cell office:value-type="string">
            <text:p>比利時台北辦事處</text:p>
          </table:table-cell>
          <table:table-cell office:value-type="string">
            <text:p>Belgian Office, Taipei</text:p>
          </table:table-cell>
          <table:table-cell office:value-type="string">
            <text:p>文浩德  處長</text:p>
          </table:table-cell>
          <table:table-cell office:value-type="string">
            <text:p>Director Mr. Frédéric Verheyden</text:p>
          </table:table-cell>
          <table:table-cell office:value-type="string">
            <text:p>10596 臺北市民生東路3段131號601室</text:p>
          </table:table-cell>
          <table:table-cell office:value-type="string">
            <text:p>Suite 601, No. 131, Sec. 3, Minsheng E. Rd., Taipei City 10596, Taiwan, R.O.C.</text:p>
          </table:table-cell>
          <table:table-cell office:value-type="string">
            <text:p>02-2715-1215</text:p>
          </table:table-cell>
          <table:table-cell office:value-type="string">
            <text:p>02-2712-6258</text:p>
          </table:table-cell>
          <table:table-cell office:value-type="string">
            <text:p>http://taipei.diplomatie.belgium.be</text:p>
          </table:table-cell>
          <table:table-cell office:value-type="string">
            <text:p>taipei@diplobel.fed.be</text:p>
          </table:table-cell>
        </table:table-row>
        <table:table-row>
          <table:table-cell office:value-type="string">
            <text:p>歐洲地區</text:p>
          </table:table-cell>
          <table:table-cell office:value-type="string">
            <text:p>捷克共和國</text:p>
          </table:table-cell>
          <table:table-cell office:value-type="string">
            <text:p>捷克經濟文化辦事處</text:p>
          </table:table-cell>
          <table:table-cell office:value-type="string">
            <text:p>Czech Economic and Cultural Office</text:p>
          </table:table-cell>
          <table:table-cell office:value-type="string">
            <text:p>代表</text:p>
          </table:table-cell>
          <table:table-cell office:value-type="string">
            <text:p>Representative Mr. Patrick Rumlar</text:p>
          </table:table-cell>
          <table:table-cell office:value-type="string">
            <text:p>11071 臺北市基隆路1段200號7樓B室</text:p>
          </table:table-cell>
          <table:table-cell office:value-type="string">
            <text:p>Suite B, 7F, No. 200, Sec. 1, Keelung Rd., Taipei City 11071, Taiwan, R.O.C.</text:p>
          </table:table-cell>
          <table:table-cell office:value-type="string">
            <text:p>02-2722-5100</text:p>
          </table:table-cell>
          <table:table-cell office:value-type="string">
            <text:p>02-2722-1270</text:p>
          </table:table-cell>
          <table:table-cell office:value-type="string">
            <text:p>http://www.mzv.cz/taipei</text:p>
          </table:table-cell>
          <table:table-cell office:value-type="string">
            <text:p>Taipei_Ceco@mzv.cz</text:p>
          </table:table-cell>
        </table:table-row>
        <table:table-row>
          <table:table-cell office:value-type="string">
            <text:p>歐洲地區</text:p>
          </table:table-cell>
          <table:table-cell office:value-type="string">
            <text:p>丹麥王國</text:p>
          </table:table-cell>
          <table:table-cell office:value-type="string">
            <text:p>丹麥商務辦事處</text:p>
          </table:table-cell>
          <table:table-cell office:value-type="string">
            <text:p>The Trade Council of Denmark, Taipei</text:p>
          </table:table-cell>
          <table:table-cell office:value-type="string">
            <text:p>柏孟德 處長</text:p>
          </table:table-cell>
          <table:table-cell office:value-type="string">
            <text:p>Director Mr. Bo Mønsted</text:p>
          </table:table-cell>
          <table:table-cell office:value-type="string">
            <text:p>10595 臺北市敦化北路205號12樓1207室</text:p>
          </table:table-cell>
          <table:table-cell office:value-type="string">
            <text:p>Suite 1207, 12F, No. 205, Dunhua N. Rd., Taipei City 10595, Taiwan, R.O.C.</text:p>
          </table:table-cell>
          <table:table-cell office:value-type="string">
            <text:p>02-2718-2101</text:p>
          </table:table-cell>
          <table:table-cell office:value-type="string">
            <text:p>02-2718-2141</text:p>
          </table:table-cell>
          <table:table-cell office:value-type="string">
            <text:p>http://www.taipei.um.dk</text:p>
          </table:table-cell>
          <table:table-cell office:value-type="string">
            <text:p>tpehkt@um.dk</text:p>
          </table:table-cell>
        </table:table-row>
        <table:table-row>
          <table:table-cell office:value-type="string">
            <text:p>歐洲地區</text:p>
          </table:table-cell>
          <table:table-cell office:value-type="string">
            <text:p>歐洲聯盟</text:p>
          </table:table-cell>
          <table:table-cell office:value-type="string">
            <text:p>歐洲經貿辦事處</text:p>
          </table:table-cell>
          <table:table-cell office:value-type="string">
            <text:p>European Economic and Trade Office</text:p>
          </table:table-cell>
          <table:table-cell office:value-type="string">
            <text:p>高哲夫 處長</text:p>
          </table:table-cell>
          <table:table-cell office:value-type="string">
            <text:p>Head of Office Mr. Filip Grzegorzewski</text:p>
          </table:table-cell>
          <table:table-cell office:value-type="string">
            <text:p>11012 臺北市基隆路1段333號16樓1603室</text:p>
          </table:table-cell>
          <table:table-cell office:value-type="string">
            <text:p>Suite 1603, 16F, No. 333, Sec. 1, Keelung Rd., Taipei City 11012, Taiwan, R.O.C.</text:p>
          </table:table-cell>
          <table:table-cell office:value-type="string">
            <text:p>02-2757-7211</text:p>
          </table:table-cell>
          <table:table-cell office:value-type="string">
            <text:p>02-2757-7209</text:p>
          </table:table-cell>
          <table:table-cell office:value-type="string">
            <text:p>http://eeas.europa.eu/delegations/taiwan</text:p>
          </table:table-cell>
          <table:table-cell office:value-type="string">
            <text:p>DELEGATION-TAIWAN@eeas.europa.eu</text:p>
          </table:table-cell>
        </table:table-row>
        <table:table-row>
          <table:table-cell office:value-type="string">
            <text:p>歐洲地區</text:p>
          </table:table-cell>
          <table:table-cell office:value-type="string">
            <text:p>芬蘭共和國</text:p>
          </table:table-cell>
          <table:table-cell office:value-type="string">
            <text:p>芬蘭商務辦事處</text:p>
          </table:table-cell>
          <table:table-cell office:value-type="string">
            <text:p>Finland Trade Center</text:p>
          </table:table-cell>
          <table:table-cell office:value-type="string">
            <text:p>米高 代表</text:p>
          </table:table-cell>
          <table:table-cell office:value-type="string">
            <text:p>Representative Mr. Mikko Antero Karppinen</text:p>
          </table:table-cell>
          <table:table-cell office:value-type="string">
            <text:p>11071 臺北市信義區忠孝東路四段560號13樓</text:p>
          </table:table-cell>
          <table:table-cell office:value-type="string">
            <text:p>13F, No. 560, Sec. 4, Zhongxiao East Rd., Xinyi Dist., Taipei City 11071, Taiwan, R.O.C.</text:p>
          </table:table-cell>
          <table:table-cell office:value-type="string">
            <text:p>02-8729-1231</text:p>
          </table:table-cell>
          <table:table-cell office:value-type="string">
            <text:p>02-8729-1211</text:p>
          </table:table-cell>
          <table:table-cell office:value-type="string">
            <text:p>
            </text:p>
          </table:table-cell>
          <table:table-cell office:value-type="string">
            <text:p>taiwan@businessfinland.fi </text:p>
          </table:table-cell>
        </table:table-row>
        <table:table-row>
          <table:table-cell office:value-type="string">
            <text:p>歐洲地區</text:p>
          </table:table-cell>
          <table:table-cell office:value-type="string">
            <text:p>法蘭西共和國</text:p>
          </table:table-cell>
          <table:table-cell office:value-type="string">
            <text:p>法國在台協會</text:p>
          </table:table-cell>
          <table:table-cell office:value-type="string">
            <text:p>French Office in Taipei</text:p>
          </table:table-cell>
          <table:table-cell office:value-type="string">
            <text:p>公孫孟 主任</text:p>
          </table:table-cell>
          <table:table-cell office:value-type="string">
            <text:p>Director Mr. Jean-François Casabonne-Masonnave</text:p>
          </table:table-cell>
          <table:table-cell office:value-type="string">
            <text:p>110615臺北市信義區信義路5段7號39樓A室(台北101大樓)</text:p>
          </table:table-cell>
          <table:table-cell office:value-type="string">
            <text:p>Suite A, 39F., No. 7, Sec. 5, Xinyi Rd., Xinyi Dist., Taipei City 110, Taiwan, R.O.C.</text:p>
          </table:table-cell>
          <table:table-cell office:value-type="string">
            <text:p>02-3518-5151</text:p>
          </table:table-cell>
          <table:table-cell office:value-type="string">
            <text:p>02-3518-5189</text:p>
          </table:table-cell>
          <table:table-cell office:value-type="string">
            <text:p>http://www.france-taipei.org</text:p>
          </table:table-cell>
          <table:table-cell office:value-type="string">
            <text:p>presse@france-taipei.org</text:p>
          </table:table-cell>
        </table:table-row>
        <table:table-row>
          <table:table-cell office:value-type="string">
            <text:p>歐洲地區</text:p>
          </table:table-cell>
          <table:table-cell office:value-type="string">
            <text:p>德意志聯邦共和國</text:p>
          </table:table-cell>
          <table:table-cell office:value-type="string">
            <text:p>德國在台協會</text:p>
          </table:table-cell>
          <table:table-cell office:value-type="string">
            <text:p>German Institute Taipei</text:p>
          </table:table-cell>
          <table:table-cell office:value-type="string">
            <text:p>許佑格 處長</text:p>
          </table:table-cell>
          <table:table-cell office:value-type="string">
            <text:p>Director General Mr. Jörg Wolfram Polster</text:p>
          </table:table-cell>
          <table:table-cell office:value-type="string">
            <text:p>11049 臺北市信義路5段7號33樓</text:p>
          </table:table-cell>
          <table:table-cell office:value-type="string">
            <text:p>33F, No. 7, Sec. 5, Xinyi Rd., Taipei City 11049, Taiwan, R.O.C.</text:p>
          </table:table-cell>
          <table:table-cell office:value-type="string">
            <text:p>02-8722-2800</text:p>
          </table:table-cell>
          <table:table-cell office:value-type="string">
            <text:p>02-8101-6282</text:p>
          </table:table-cell>
          <table:table-cell office:value-type="string">
            <text:p>http://www.taipei.diplo.de</text:p>
          </table:table-cell>
          <table:table-cell office:value-type="string">
            <text:p>info@taipei.diplo.de</text:p>
          </table:table-cell>
        </table:table-row>
        <table:table-row>
          <table:table-cell office:value-type="string">
            <text:p>歐洲地區</text:p>
          </table:table-cell>
          <table:table-cell office:value-type="string">
            <text:p>德意志聯邦共和國</text:p>
          </table:table-cell>
          <table:table-cell office:value-type="string">
            <text:p>德國經濟辦事處</text:p>
          </table:table-cell>
          <table:table-cell office:value-type="string">
            <text:p>German Trade Office Taipei</text:p>
          </table:table-cell>
          <table:table-cell office:value-type="string">
            <text:p>林百科 處長</text:p>
          </table:table-cell>
          <table:table-cell office:value-type="string">
            <text:p>Executive Director Mr. Axel Heinrich Fritz Limberg</text:p>
          </table:table-cell>
          <table:table-cell office:value-type="string">
            <text:p>11012 臺北市基隆路1段333號19樓之9</text:p>
          </table:table-cell>
          <table:table-cell office:value-type="string">
            <text:p>19F-9, No. 333, Sec. 1, Keelung Rd., Taipei City 11012, Taiwan, R.O.C.</text:p>
          </table:table-cell>
          <table:table-cell office:value-type="string">
            <text:p>02-7735-7500</text:p>
          </table:table-cell>
          <table:table-cell office:value-type="string">
            <text:p>02-7733-5281</text:p>
          </table:table-cell>
          <table:table-cell office:value-type="string">
            <text:p>http://www.taiwan.ahk.de</text:p>
          </table:table-cell>
          <table:table-cell office:value-type="string">
            <text:p>info@taiwan.ahk.de</text:p>
          </table:table-cell>
        </table:table-row>
        <table:table-row>
          <table:table-cell office:value-type="string">
            <text:p>歐洲地區</text:p>
          </table:table-cell>
          <table:table-cell office:value-type="string">
            <text:p>德意志聯邦共和國</text:p>
          </table:table-cell>
          <table:table-cell office:value-type="string">
            <text:p>歌德學院（台北）德國文化中心</text:p>
          </table:table-cell>
          <table:table-cell office:value-type="string">
            <text:p>Goethe-Institut Taipei</text:p>
          </table:table-cell>
          <table:table-cell office:value-type="string">
            <text:p>余德莎 院長</text:p>
          </table:table-cell>
          <table:table-cell office:value-type="string">
            <text:p>Director Ms. Theresa Hümmer  </text:p>
          </table:table-cell>
          <table:table-cell office:value-type="string">
            <text:p>10078 臺北市和平西路1段20號12樓</text:p>
          </table:table-cell>
          <table:table-cell office:value-type="string">
            <text:p>12F, No. 20, Sec. 1, Heping W. Rd., Taipei City 10078, Taiwan, R.O.C.</text:p>
          </table:table-cell>
          <table:table-cell office:value-type="string">
            <text:p>02-2365-7294</text:p>
          </table:table-cell>
          <table:table-cell office:value-type="string">
            <text:p>02-2368-7542</text:p>
          </table:table-cell>
          <table:table-cell office:value-type="string">
            <text:p>http://www.goethe.de/taipei</text:p>
          </table:table-cell>
          <table:table-cell office:value-type="string">
            <text:p>
            </text:p>
          </table:table-cell>
        </table:table-row>
        <table:table-row>
          <table:table-cell office:value-type="string">
            <text:p>歐洲地區</text:p>
          </table:table-cell>
          <table:table-cell office:value-type="string">
            <text:p>教廷</text:p>
          </table:table-cell>
          <table:table-cell office:value-type="string">
            <text:p>教廷大使館</text:p>
          </table:table-cell>
          <table:table-cell office:value-type="string">
            <text:p>Apostolic Nunciature</text:p>
          </table:table-cell>
          <table:table-cell office:value-type="string">
            <text:p>臨時代辦</text:p>
          </table:table-cell>
          <table:table-cell office:value-type="string">
            <text:p>Chargé d'Affaires a.i. Monsignor Stefano Mazotti</text:p>
          </table:table-cell>
          <table:table-cell office:value-type="string">
            <text:p>10667 臺北市和平東路2段265巷7-1號1樓</text:p>
          </table:table-cell>
          <table:table-cell office:value-type="string">
            <text:p>1F, No. 7-1, Lane 265, Sec. 2, Heping E. Rd., Taipei City 10667, Taiwan, R.O.C.</text:p>
          </table:table-cell>
          <table:table-cell office:value-type="string">
            <text:p>02-2700-6847</text:p>
          </table:table-cell>
          <table:table-cell office:value-type="string">
            <text:p>02-2755-1926</text:p>
          </table:table-cell>
          <table:table-cell office:value-type="string">
            <text:p>
            </text:p>
          </table:table-cell>
          <table:table-cell office:value-type="string">
            <text:p>na.taipei@diplomat.va</text:p>
          </table:table-cell>
        </table:table-row>
        <table:table-row>
          <table:table-cell office:value-type="string">
            <text:p>歐洲地區</text:p>
          </table:table-cell>
          <table:table-cell office:value-type="string">
            <text:p>匈牙利</text:p>
          </table:table-cell>
          <table:table-cell office:value-type="string">
            <text:p>匈牙利貿易辦事處</text:p>
          </table:table-cell>
          <table:table-cell office:value-type="string">
            <text:p>Hungarian Trade Office, Taipei</text:p>
          </table:table-cell>
          <table:table-cell office:value-type="string">
            <text:p>羅林 代表</text:p>
          </table:table-cell>
          <table:table-cell office:value-type="string">
            <text:p>Representative Mr. Daniel Csaba Lorincz</text:p>
          </table:table-cell>
          <table:table-cell office:value-type="string">
            <text:p>10462 臺北市敬業一路97號3樓</text:p>
          </table:table-cell>
          <table:table-cell office:value-type="string">
            <text:p>3F, No. 97, Jingye 1st Rd., Taipei City 10462, Taiwan, R.O.C.</text:p>
          </table:table-cell>
          <table:table-cell office:value-type="string">
            <text:p>02-8501-1200~2</text:p>
          </table:table-cell>
          <table:table-cell office:value-type="string">
            <text:p>02-8501-1161</text:p>
          </table:table-cell>
          <table:table-cell office:value-type="string">
            <text:p>http://hungary.org.tw</text:p>
          </table:table-cell>
          <table:table-cell office:value-type="string">
            <text:p>mission.tpe@mfa.gov.hu</text:p>
          </table:table-cell>
        </table:table-row>
        <table:table-row>
          <table:table-cell office:value-type="string">
            <text:p>歐洲地區</text:p>
          </table:table-cell>
          <table:table-cell office:value-type="string">
            <text:p>義大利共和國</text:p>
          </table:table-cell>
          <table:table-cell office:value-type="string">
            <text:p>義大利經濟貿易文化推廣辦事處</text:p>
          </table:table-cell>
          <table:table-cell office:value-type="string">
            <text:p>Italian Economic, Trade and Cultural Promotion Office</text:p>
          </table:table-cell>
          <table:table-cell office:value-type="string">
            <text:p>紀大為 代表</text:p>
          </table:table-cell>
          <table:table-cell office:value-type="string">
            <text:p>Representative Mr. Davide Giglio</text:p>
          </table:table-cell>
          <table:table-cell office:value-type="string">
            <text:p>11012 臺北市基隆路1段333號18樓1808室</text:p>
          </table:table-cell>
          <table:table-cell office:value-type="string">
            <text:p>Suite 1808, 18F, No. 333, Sec. 1, Keelung Rd., Taipei City 11012, Taiwan, R.O.C.</text:p>
          </table:table-cell>
          <table:table-cell office:value-type="string">
            <text:p>02-2345-0320</text:p>
          </table:table-cell>
          <table:table-cell office:value-type="string">
            <text:p>02-2757-6260</text:p>
          </table:table-cell>
          <table:table-cell office:value-type="string">
            <text:p>http://taipei.esteri.it/taipei/en/</text:p>
          </table:table-cell>
          <table:table-cell office:value-type="string">
            <text:p>segreteria.taipei@esteri.it</text:p>
          </table:table-cell>
        </table:table-row>
        <table:table-row>
          <table:table-cell office:value-type="string">
            <text:p>歐洲地區</text:p>
          </table:table-cell>
          <table:table-cell office:value-type="string">
            <text:p>盧森堡大公國</text:p>
          </table:table-cell>
          <table:table-cell office:value-type="string">
            <text:p>盧森堡台北辦事處</text:p>
          </table:table-cell>
          <table:table-cell office:value-type="string">
            <text:p>Luxembourg Trade and Investment Office, Taipei</text:p>
          </table:table-cell>
          <table:table-cell office:value-type="string">
            <text:p>貝檀雅 處長</text:p>
          </table:table-cell>
          <table:table-cell office:value-type="string">
            <text:p>Executive Director Mrs. Tania Berchem</text:p>
          </table:table-cell>
          <table:table-cell office:value-type="string">
            <text:p>11012 臺北市信義區基隆路1段333號18樓1812室</text:p>
          </table:table-cell>
          <table:table-cell office:value-type="string">
            <text:p>Suite 1812, 18F, No. 333, Sec. 1, Keelung Rd., Xinyi District, Taipei City 11012, Taiwan</text:p>
          </table:table-cell>
          <table:table-cell office:value-type="string">
            <text:p>02-2757-6007</text:p>
          </table:table-cell>
          <table:table-cell office:value-type="string">
            <text:p>02-2757-6002</text:p>
          </table:table-cell>
          <table:table-cell office:value-type="string">
            <text:p>www.investinluxembourg.tw</text:p>
          </table:table-cell>
          <table:table-cell office:value-type="string">
            <text:p>assistant@luxtrade.org.tw</text:p>
          </table:table-cell>
        </table:table-row>
        <table:table-row>
          <table:table-cell office:value-type="string">
            <text:p>歐洲地區</text:p>
          </table:table-cell>
          <table:table-cell office:value-type="string">
            <text:p>荷蘭王國</text:p>
          </table:table-cell>
          <table:table-cell office:value-type="string">
            <text:p>荷蘭在台辦事處</text:p>
          </table:table-cell>
          <table:table-cell office:value-type="string">
            <text:p>Netherlands Office Taipei</text:p>
          </table:table-cell>
          <table:table-cell office:value-type="string">
            <text:p>譚敬南 代表</text:p>
          </table:table-cell>
          <table:table-cell office:value-type="string">
            <text:p>Representative Mr. Guido Jules Leopold Tielman</text:p>
          </table:table-cell>
          <table:table-cell office:value-type="string">
            <text:p>11073 臺北市松高路1號13樓之2</text:p>
          </table:table-cell>
          <table:table-cell office:value-type="string">
            <text:p>13F-2, No. 1, Songgao Rd., Taipei City 11073, Taiwan, R.O.C.</text:p>
          </table:table-cell>
          <table:table-cell office:value-type="string">
            <text:p>02-8758-7200</text:p>
          </table:table-cell>
          <table:table-cell office:value-type="string">
            <text:p>02-2720-5005</text:p>
          </table:table-cell>
          <table:table-cell office:value-type="string">
            <text:p>https://www.nlot.org.tw/</text:p>
          </table:table-cell>
          <table:table-cell office:value-type="string">
            <text:p>tai@nlot.org.tw</text:p>
          </table:table-cell>
        </table:table-row>
        <table:table-row>
          <table:table-cell office:value-type="string">
            <text:p>歐洲地區</text:p>
          </table:table-cell>
          <table:table-cell office:value-type="string">
            <text:p>波蘭共和國</text:p>
          </table:table-cell>
          <table:table-cell office:value-type="string">
            <text:p>波蘭臺北辦事處</text:p>
          </table:table-cell>
          <table:table-cell office:value-type="string">
            <text:p>Polish Office in Taipei</text:p>
          </table:table-cell>
          <table:table-cell office:value-type="string">
            <text:p>高則叡 處長</text:p>
          </table:table-cell>
          <table:table-cell office:value-type="string">
            <text:p>Director Mr. Cyryl Jacek Kozaczewski</text:p>
          </table:table-cell>
          <table:table-cell office:value-type="string">
            <text:p>11012 臺北市基隆路1段333號16樓1601室</text:p>
          </table:table-cell>
          <table:table-cell office:value-type="string">
            <text:p>Suite 1601, 16F, No. 333, Sec. 1, Keelung Rd., Taipei City 11012, Taiwan, R.O.C.</text:p>
          </table:table-cell>
          <table:table-cell office:value-type="string">
            <text:p>02-7729-9320</text:p>
          </table:table-cell>
          <table:table-cell office:value-type="string">
            <text:p>02-7718-3309</text:p>
          </table:table-cell>
          <table:table-cell office:value-type="string">
            <text:p>http://poland.tw</text:p>
          </table:table-cell>
          <table:table-cell office:value-type="string">
            <text:p>poland.office.taipei@msz.gov.pl</text:p>
          </table:table-cell>
        </table:table-row>
        <table:table-row>
          <table:table-cell office:value-type="string">
            <text:p>歐洲地區</text:p>
          </table:table-cell>
          <table:table-cell office:value-type="string">
            <text:p>斯洛伐克共和國</text:p>
          </table:table-cell>
          <table:table-cell office:value-type="string">
            <text:p>斯洛伐克經濟文化辦事處</text:p>
          </table:table-cell>
          <table:table-cell office:value-type="string">
            <text:p>Slovak Economic and Cultural Office, Taipei </text:p>
          </table:table-cell>
          <table:table-cell office:value-type="string">
            <text:p>代表</text:p>
          </table:table-cell>
          <table:table-cell office:value-type="string">
            <text:p>Representative Mr. Bruno Hormy</text:p>
          </table:table-cell>
          <table:table-cell office:value-type="string">
            <text:p>11012 臺北市基隆路1段333號12樓1203室</text:p>
          </table:table-cell>
          <table:table-cell office:value-type="string">
            <text:p>Suite 1203, 12F, No. 333, Sec. 1, Keelung Rd., Taipei City 11012, Taiwan, R.O.C.</text:p>
          </table:table-cell>
          <table:table-cell office:value-type="string">
            <text:p>02-8780-3231</text:p>
          </table:table-cell>
          <table:table-cell office:value-type="string">
            <text:p>02-2723-5096</text:p>
          </table:table-cell>
          <table:table-cell office:value-type="string">
            <text:p>http://www.mzv.sk/taipei</text:p>
          </table:table-cell>
          <table:table-cell office:value-type="string">
            <text:p>seco.taipei@mzv.sk</text:p>
          </table:table-cell>
        </table:table-row>
        <table:table-row>
          <table:table-cell office:value-type="string">
            <text:p>歐洲地區</text:p>
          </table:table-cell>
          <table:table-cell office:value-type="string">
            <text:p>西班牙王國</text:p>
          </table:table-cell>
          <table:table-cell office:value-type="string">
            <text:p>西班牙商務辦事處</text:p>
          </table:table-cell>
          <table:table-cell office:value-type="string">
            <text:p>Spanish Chamber of Commerce</text:p>
          </table:table-cell>
          <table:table-cell office:value-type="string">
            <text:p>處長 </text:p>
          </table:table-cell>
          <table:table-cell office:value-type="string">
            <text:p>Director General Mr. Eduardo Euba Aldape</text:p>
          </table:table-cell>
          <table:table-cell office:value-type="string">
            <text:p>10478 臺北市民生東路3段49號10樓B1室</text:p>
          </table:table-cell>
          <table:table-cell office:value-type="string">
            <text:p>Suite B1, 10F, No. 49, Sec. 3, Minsheng E. Rd., Taipei City 10478, Taiwan, R.O.C.</text:p>
          </table:table-cell>
          <table:table-cell office:value-type="string">
            <text:p>02-2518-4905</text:p>
          </table:table-cell>
          <table:table-cell office:value-type="string">
            <text:p>02-2518-4891</text:p>
          </table:table-cell>
          <table:table-cell office:value-type="string">
            <text:p>
            </text:p>
          </table:table-cell>
          <table:table-cell office:value-type="string">
            <text:p>taipei@comercio.mineco.es</text:p>
          </table:table-cell>
        </table:table-row>
        <table:table-row>
          <table:table-cell office:value-type="string">
            <text:p>歐洲地區</text:p>
          </table:table-cell>
          <table:table-cell office:value-type="string">
            <text:p>瑞典王國</text:p>
          </table:table-cell>
          <table:table-cell office:value-type="string">
            <text:p>瑞典貿易暨投資委員會台北辦事處</text:p>
          </table:table-cell>
          <table:table-cell office:value-type="string">
            <text:p>The Swedish Trade &amp; Invest Council</text:p>
          </table:table-cell>
          <table:table-cell office:value-type="string">
            <text:p>孔培恩 代表</text:p>
          </table:table-cell>
          <table:table-cell office:value-type="string">
            <text:p>Representative Mr. Bengt Göran Mikael Carlsson</text:p>
          </table:table-cell>
          <table:table-cell office:value-type="string">
            <text:p>11012 臺北市基隆路1段333號24樓2406室</text:p>
          </table:table-cell>
          <table:table-cell office:value-type="string">
            <text:p>Suite 2406, 24F, No. 333, Sec. 1, Keelung Rd., Taipei City 11012, Taiwan, R.O.C.</text:p>
          </table:table-cell>
          <table:table-cell office:value-type="string">
            <text:p>02-2757-6573</text:p>
          </table:table-cell>
          <table:table-cell office:value-type="string">
            <text:p>02-2757-6308</text:p>
          </table:table-cell>
          <table:table-cell office:value-type="string">
            <text:p>http://www.business-sweden.se/taiwan</text:p>
          </table:table-cell>
          <table:table-cell office:value-type="string">
            <text:p>taipei_consular@business-sweden.se</text:p>
          </table:table-cell>
        </table:table-row>
        <table:table-row>
          <table:table-cell office:value-type="string">
            <text:p>歐洲地區</text:p>
          </table:table-cell>
          <table:table-cell office:value-type="string">
            <text:p>瑞士聯邦</text:p>
          </table:table-cell>
          <table:table-cell office:value-type="string">
            <text:p>瑞士商務辦事處</text:p>
          </table:table-cell>
          <table:table-cell office:value-type="string">
            <text:p>Trade Office of Swiss Industries</text:p>
          </table:table-cell>
          <table:table-cell office:value-type="string">
            <text:p>梁瑞德 處長</text:p>
          </table:table-cell>
          <table:table-cell office:value-type="string">
            <text:p>Director Mr. Reto Renggli</text:p>
          </table:table-cell>
          <table:table-cell office:value-type="string">
            <text:p>11012 臺北市基隆路1段333號31樓3101室</text:p>
          </table:table-cell>
          <table:table-cell office:value-type="string">
            <text:p>Suite 3101, 31F,  No. 333, Sec. 1, Keelung Rd., Taipei City 11012, Taiwan, R.O.C.</text:p>
          </table:table-cell>
          <table:table-cell office:value-type="string">
            <text:p>02-2720-1001</text:p>
          </table:table-cell>
          <table:table-cell office:value-type="string">
            <text:p>02-2757-6984</text:p>
          </table:table-cell>
          <table:table-cell office:value-type="string">
            <text:p>https://www.eda.admin.ch/taiwan</text:p>
          </table:table-cell>
          <table:table-cell office:value-type="string">
            <text:p>taipei@eda.admin.ch</text:p>
          </table:table-cell>
        </table:table-row>
        <table:table-row>
          <table:table-cell office:value-type="string">
            <text:p>歐洲地區</text:p>
          </table:table-cell>
          <table:table-cell office:value-type="string">
            <text:p>大不列顛暨北愛爾蘭聯合王國</text:p>
          </table:table-cell>
          <table:table-cell office:value-type="string">
            <text:p>英國在台辦事處</text:p>
          </table:table-cell>
          <table:table-cell office:value-type="string">
            <text:p>British Office</text:p>
          </table:table-cell>
          <table:table-cell office:value-type="string">
            <text:p>代表</text:p>
          </table:table-cell>
          <table:table-cell office:value-type="string">
            <text:p>Representative Mr. John David Dennis</text:p>
          </table:table-cell>
          <table:table-cell office:value-type="string">
            <text:p>11073 臺北市松高路9-11號26樓 (統一國際大樓)</text:p>
          </table:table-cell>
          <table:table-cell office:value-type="string">
            <text:p>26F, No. 9-11, Songgao Rd., Taipei City 11073, Taiwan, R.O.C.</text:p>
          </table:table-cell>
          <table:table-cell office:value-type="string">
            <text:p>02-8758-2088</text:p>
          </table:table-cell>
          <table:table-cell office:value-type="string">
            <text:p>02-8758-2050</text:p>
          </table:table-cell>
          <table:table-cell office:value-type="string">
            <text:p>http://www.gov.uk/world/taiwan</text:p>
          </table:table-cell>
          <table:table-cell office:value-type="string">
            <text:p>Info.taipei@fcdo.gov.uk</text:p>
          </table:table-cell>
        </table:table-row>
        <table:table-row>
          <table:table-cell office:value-type="string">
            <text:p>北美地區</text:p>
          </table:table-cell>
          <table:table-cell office:value-type="string">
            <text:p>加拿大</text:p>
          </table:table-cell>
          <table:table-cell office:value-type="string">
            <text:p>加拿大駐台北貿易辦事處</text:p>
          </table:table-cell>
          <table:table-cell office:value-type="string">
            <text:p>Canadian Trade Office in Taipei</text:p>
          </table:table-cell>
          <table:table-cell office:value-type="string">
            <text:p>芮喬丹 代表</text:p>
          </table:table-cell>
          <table:table-cell office:value-type="string">
            <text:p>Executive Director Mr. Jordan Reeves</text:p>
          </table:table-cell>
          <table:table-cell office:value-type="string">
            <text:p>11047 臺北市松智路1號6樓</text:p>
          </table:table-cell>
          <table:table-cell office:value-type="string">
            <text:p>6F, No.1, Songzhi Rd., Taipei City 11047, Taiwan, R.O.C.</text:p>
          </table:table-cell>
          <table:table-cell office:value-type="string">
            <text:p>02-8723-3000</text:p>
          </table:table-cell>
          <table:table-cell office:value-type="string">
            <text:p>02-8723-3092</text:p>
          </table:table-cell>
          <table:table-cell office:value-type="string">
            <text:p>http://www.Canada.ca/CanadaAndTaiwan</text:p>
          </table:table-cell>
          <table:table-cell office:value-type="string">
            <text:p>tapei@international.gc.ca</text:p>
          </table:table-cell>
        </table:table-row>
        <table:table-row>
          <table:table-cell office:value-type="string">
            <text:p>北美地區</text:p>
          </table:table-cell>
          <table:table-cell office:value-type="string">
            <text:p>美利堅合眾國</text:p>
          </table:table-cell>
          <table:table-cell office:value-type="string">
            <text:p>美國在台協會—台北辦事處</text:p>
          </table:table-cell>
          <table:table-cell office:value-type="string">
            <text:p>American Institute in Taiwan, Taipei Office</text:p>
          </table:table-cell>
          <table:table-cell office:value-type="string">
            <text:p>孫曉雅 處長</text:p>
          </table:table-cell>
          <table:table-cell office:value-type="string">
            <text:p>Director Ms. Sandra Oudkirk</text:p>
          </table:table-cell>
          <table:table-cell office:value-type="string">
            <text:p>11461 臺北市內湖區金湖路100號</text:p>
          </table:table-cell>
          <table:table-cell office:value-type="string">
            <text:p>No. 100, Jinhu Rd., Neihu Dist., Taipei City 11461, Taiwan, R.O.C.</text:p>
          </table:table-cell>
          <table:table-cell office:value-type="string">
            <text:p>02-2162-2000</text:p>
          </table:table-cell>
          <table:table-cell office:value-type="string">
            <text:p>02-2162-2251</text:p>
          </table:table-cell>
          <table:table-cell office:value-type="string">
            <text:p>http://ait.org.tw</text:p>
          </table:table-cell>
          <table:table-cell office:value-type="string">
            <text:p>aitinfo@mail.ait.org.tw</text:p>
          </table:table-cell>
        </table:table-row>
        <table:table-row>
          <table:table-cell office:value-type="string">
            <text:p>北美地區</text:p>
          </table:table-cell>
          <table:table-cell office:value-type="string">
            <text:p>美利堅合眾國</text:p>
          </table:table-cell>
          <table:table-cell office:value-type="string">
            <text:p>美國在台協會—高雄分處</text:p>
          </table:table-cell>
          <table:table-cell office:value-type="string">
            <text:p>American Institute in Taiwan, Kaohsiung Branch Office</text:p>
          </table:table-cell>
          <table:table-cell office:value-type="string">
            <text:p>禹道瑞 分處長</text:p>
          </table:table-cell>
          <table:table-cell office:value-type="string">
            <text:p>Branch Chief Mr. Mason Yu</text:p>
          </table:table-cell>
          <table:table-cell office:value-type="string">
            <text:p>80661 高雄市前鎮區成功二路88號5樓</text:p>
          </table:table-cell>
          <table:table-cell office:value-type="string">
            <text:p>5F, No. 88, Chenggong 2nd Rd., Qianzhen Dist., Kaohsiung City 80661, Taiwan, R.O.C.</text:p>
          </table:table-cell>
          <table:table-cell office:value-type="string">
            <text:p>07-335-5006</text:p>
          </table:table-cell>
          <table:table-cell office:value-type="string">
            <text:p>07-338-0551</text:p>
          </table:table-cell>
          <table:table-cell office:value-type="string">
            <text:p>http://kaohsiung.ait.org.tw/</text:p>
          </table:table-cell>
          <table:table-cell office:value-type="string">
            <text:p>
            </text:p>
          </table:table-cell>
        </table:table-row>
        <table:table-row>
          <table:table-cell office:value-type="string">
            <text:p>拉丁美洲及加勒比海地區</text:p>
          </table:table-cell>
          <table:table-cell office:value-type="string">
            <text:p>阿根廷共和國</text:p>
          </table:table-cell>
          <table:table-cell office:value-type="string">
            <text:p>阿根廷商務文化辦事處</text:p>
          </table:table-cell>
          <table:table-cell office:value-type="string">
            <text:p>Argentina Trade and Cultural Office</text:p>
          </table:table-cell>
          <table:table-cell office:value-type="string">
            <text:p>韋修索 處長</text:p>
          </table:table-cell>
          <table:table-cell office:value-type="string">
            <text:p>Director Mr. Miguel Alfredo Velloso</text:p>
          </table:table-cell>
          <table:table-cell office:value-type="string">
            <text:p>11012 臺北市基隆路1段333號15樓1512室.</text:p>
          </table:table-cell>
          <table:table-cell office:value-type="string">
            <text:p>Suite 1512, 15F, No. 333, Sec. 1, Keelung Rd., Taipei City 11012, Taiwan, R.O.C.</text:p>
          </table:table-cell>
          <table:table-cell office:value-type="string">
            <text:p>02-2757-6556</text:p>
          </table:table-cell>
          <table:table-cell office:value-type="string">
            <text:p>02-2757-6445</text:p>
          </table:table-cell>
          <table:table-cell office:value-type="string">
            <text:p>https://occat.cancilleria.gob.ar</text:p>
          </table:table-cell>
          <table:table-cell office:value-type="string">
            <text:p>atc0326@ms13.hinet.net</text:p>
          </table:table-cell>
        </table:table-row>
        <table:table-row>
          <table:table-cell office:value-type="string">
            <text:p>拉丁美洲及加勒比海地區</text:p>
          </table:table-cell>
          <table:table-cell office:value-type="string">
            <text:p>貝里斯</text:p>
          </table:table-cell>
          <table:table-cell office:value-type="string">
            <text:p>貝里斯大使館</text:p>
          </table:table-cell>
          <table:table-cell office:value-type="string">
            <text:p>Embassy of Belize</text:p>
          </table:table-cell>
          <table:table-cell office:value-type="string">
            <text:p>碧坎蒂 大使</text:p>
          </table:table-cell>
          <table:table-cell office:value-type="string">
            <text:p>H.E. Ambassador Candice Augusta Pitts</text:p>
          </table:table-cell>
          <table:table-cell office:value-type="string">
            <text:p>11157 臺北市天母西路62巷9號11樓</text:p>
          </table:table-cell>
          <table:table-cell office:value-type="string">
            <text:p>11F, No. 9, Lane 62, Tianmu W. Rd., Taipei City 11157, Taiwan, R.O.C.</text:p>
          </table:table-cell>
          <table:table-cell office:value-type="string">
            <text:p>02-2876-0894</text:p>
          </table:table-cell>
          <table:table-cell office:value-type="string">
            <text:p>02-2876-0896</text:p>
          </table:table-cell>
          <table:table-cell office:value-type="string">
            <text:p>embassyofbelizetaiwan.org</text:p>
          </table:table-cell>
          <table:table-cell office:value-type="string">
            <text:p>embassybzroc@gmail.com</text:p>
          </table:table-cell>
        </table:table-row>
        <table:table-row>
          <table:table-cell office:value-type="string">
            <text:p>拉丁美洲及加勒比海地區</text:p>
          </table:table-cell>
          <table:table-cell office:value-type="string">
            <text:p>巴西聯邦共和國</text:p>
          </table:table-cell>
          <table:table-cell office:value-type="string">
            <text:p>巴西商務辦事處</text:p>
          </table:table-cell>
          <table:table-cell office:value-type="string">
            <text:p>Commercial Office of Brazil to Taipei</text:p>
          </table:table-cell>
          <table:table-cell office:value-type="string">
            <text:p>處長</text:p>
          </table:table-cell>
          <table:table-cell office:value-type="string">
            <text:p>Director Mr. Miguel Junior França Chaves de Magalhães </text:p>
          </table:table-cell>
          <table:table-cell office:value-type="string">
            <text:p>11158 臺北市德行西路45號2樓</text:p>
          </table:table-cell>
          <table:table-cell office:value-type="string">
            <text:p>2F, No. 45, Dexing West Road, Taipei City 11158, Taiwan, R.O.C.</text:p>
          </table:table-cell>
          <table:table-cell office:value-type="string">
            <text:p>02-2835-7388</text:p>
          </table:table-cell>
          <table:table-cell office:value-type="string">
            <text:p>02-2835-7121</text:p>
          </table:table-cell>
          <table:table-cell office:value-type="string">
            <text:p>http://taipe.itamaraty.gov.br</text:p>
          </table:table-cell>
          <table:table-cell office:value-type="string">
            <text:p>
            </text:p>
          </table:table-cell>
        </table:table-row>
        <table:table-row>
          <table:table-cell office:value-type="string">
            <text:p>拉丁美洲及加勒比海地區</text:p>
          </table:table-cell>
          <table:table-cell office:value-type="string">
            <text:p>智利共和國</text:p>
          </table:table-cell>
          <table:table-cell office:value-type="string">
            <text:p>智利商務辦事處</text:p>
          </table:table-cell>
          <table:table-cell office:value-type="string">
            <text:p>Chilean Trade Office</text:p>
          </table:table-cell>
          <table:table-cell office:value-type="string">
            <text:p>史密特 處長</text:p>
          </table:table-cell>
          <table:table-cell office:value-type="string">
            <text:p>Director Mr. Fernando Mariano Schmidt Hernández</text:p>
          </table:table-cell>
          <table:table-cell office:value-type="string">
            <text:p>11011 臺北市信義路5段5號7B-06室</text:p>
          </table:table-cell>
          <table:table-cell office:value-type="string">
            <text:p>Suite 7B-06, No. 5, Sec. 5, Xinyi Rd., Taipei City 11011, Taiwan, R.O.C.</text:p>
          </table:table-cell>
          <table:table-cell office:value-type="string">
            <text:p>02-2723-0329</text:p>
          </table:table-cell>
          <table:table-cell office:value-type="string">
            <text:p>02-2723-0318</text:p>
          </table:table-cell>
          <table:table-cell office:value-type="string">
            <text:p>
            </text:p>
          </table:table-cell>
          <table:table-cell office:value-type="string">
            <text:p>yhuang@prochile.gob.cl</text:p>
          </table:table-cell>
        </table:table-row>
        <table:table-row>
          <table:table-cell office:value-type="string">
            <text:p>拉丁美洲及加勒比海地區</text:p>
          </table:table-cell>
          <table:table-cell office:value-type="string">
            <text:p>瓜地馬拉共和國</text:p>
          </table:table-cell>
          <table:table-cell office:value-type="string">
            <text:p>瓜地馬拉共和國大使館</text:p>
          </table:table-cell>
          <table:table-cell office:value-type="string">
            <text:p>Embassy of the Republic of Guatemala</text:p>
          </table:table-cell>
          <table:table-cell office:value-type="string">
            <text:p>大使</text:p>
          </table:table-cell>
          <table:table-cell office:value-type="string">
            <text:p>H.E. Ambassador</text:p>
          </table:table-cell>
          <table:table-cell office:value-type="string">
            <text:p>11157 臺北市天母西路62巷9-1號3樓</text:p>
          </table:table-cell>
          <table:table-cell office:value-type="string">
            <text:p>3F, No. 9-1, Lane 62, Tianmu W. Rd., Taipei City 11157, Taiwan, R.O.C.</text:p>
          </table:table-cell>
          <table:table-cell office:value-type="string">
            <text:p>02-2875-6952</text:p>
          </table:table-cell>
          <table:table-cell office:value-type="string">
            <text:p>02-2874-0699</text:p>
          </table:table-cell>
          <table:table-cell office:value-type="string">
            <text:p>
            </text:p>
          </table:table-cell>
          <table:table-cell office:value-type="string">
            <text:p>embchina@minex.gob.gt</text:p>
          </table:table-cell>
        </table:table-row>
        <table:table-row>
          <table:table-cell office:value-type="string">
            <text:p>拉丁美洲及加勒比海地區</text:p>
          </table:table-cell>
          <table:table-cell office:value-type="string">
            <text:p>海地共和國</text:p>
          </table:table-cell>
          <table:table-cell office:value-type="string">
            <text:p>海地共和國大使館</text:p>
          </table:table-cell>
          <table:table-cell office:value-type="string">
            <text:p>Embassy of the Republic of Haiti</text:p>
          </table:table-cell>
          <table:table-cell office:value-type="string">
            <text:p>潘恩 大使</text:p>
          </table:table-cell>
          <table:table-cell office:value-type="string">
            <text:p>H.E. Ambassador Roudy Stanley Penn</text:p>
          </table:table-cell>
          <table:table-cell office:value-type="string">
            <text:p>11157 臺北市天母西路62巷9-1號8樓</text:p>
          </table:table-cell>
          <table:table-cell office:value-type="string">
            <text:p>8F, No. 9-1, Lane 62, Tianmu W. Rd., Taipei City 11157, Taiwan, R.O.C.</text:p>
          </table:table-cell>
          <table:table-cell office:value-type="string">
            <text:p>02-2876-6718</text:p>
          </table:table-cell>
          <table:table-cell office:value-type="string">
            <text:p>02-2876-6719</text:p>
          </table:table-cell>
          <table:table-cell office:value-type="string">
            <text:p>
            </text:p>
          </table:table-cell>
          <table:table-cell office:value-type="string">
            <text:p>haiti@ms26.hinet.net        </text:p>
          </table:table-cell>
        </table:table-row>
        <table:table-row>
          <table:table-cell office:value-type="string">
            <text:p>拉丁美洲及加勒比海地區</text:p>
          </table:table-cell>
          <table:table-cell office:value-type="string">
            <text:p>宏都拉斯共和國</text:p>
          </table:table-cell>
          <table:table-cell office:value-type="string">
            <text:p>宏都拉斯共和國大使館</text:p>
          </table:table-cell>
          <table:table-cell office:value-type="string">
            <text:p>Embassy of the Republic of Honduras</text:p>
          </table:table-cell>
          <table:table-cell office:value-type="string">
            <text:p> 大使</text:p>
          </table:table-cell>
          <table:table-cell office:value-type="string">
            <text:p>H.E. Ambassador Harold Burgos</text:p>
          </table:table-cell>
          <table:table-cell office:value-type="string">
            <text:p>11157 臺北市天母西路62巷9號9樓</text:p>
          </table:table-cell>
          <table:table-cell office:value-type="string">
            <text:p>9F, No. 9, Lane 62, Tianmu W. Rd., Taipei City 11157, Taiwan, R.O.C.</text:p>
          </table:table-cell>
          <table:table-cell office:value-type="string">
            <text:p>02-2875-5507</text:p>
          </table:table-cell>
          <table:table-cell office:value-type="string">
            <text:p>02-2875-5726</text:p>
          </table:table-cell>
          <table:table-cell office:value-type="string">
            <text:p>
            </text:p>
          </table:table-cell>
          <table:table-cell office:value-type="string">
            <text:p>embajadahondurastw@yahoo.com</text:p>
          </table:table-cell>
        </table:table-row>
        <table:table-row>
          <table:table-cell office:value-type="string">
            <text:p>拉丁美洲及加勒比海地區</text:p>
          </table:table-cell>
          <table:table-cell office:value-type="string">
            <text:p>墨西哥合眾國</text:p>
          </table:table-cell>
          <table:table-cell office:value-type="string">
            <text:p>墨西哥商務簽證文件暨文化辦事處</text:p>
          </table:table-cell>
          <table:table-cell office:value-type="string">
            <text:p>Mexican Trade Services Documentation and Cultural Office</text:p>
          </table:table-cell>
          <table:table-cell office:value-type="string">
            <text:p>處長</text:p>
          </table:table-cell>
          <table:table-cell office:value-type="string">
            <text:p>Head of Office Mr. Martin Torres Gutierrez Rubio</text:p>
          </table:table-cell>
          <table:table-cell office:value-type="string">
            <text:p>11012 臺北市基隆路1段333號15樓1501, 1502, 1514室</text:p>
          </table:table-cell>
          <table:table-cell office:value-type="string">
            <text:p>Suite 1501, 1502, 1514, 15F, No. 333, Sec. 1, Keelung Rd., Taipei City 11012, Taiwan, R.O.C.</text:p>
          </table:table-cell>
          <table:table-cell office:value-type="string">
            <text:p>02-2757-6566</text:p>
          </table:table-cell>
          <table:table-cell office:value-type="string">
            <text:p>02-2758-4651</text:p>
          </table:table-cell>
          <table:table-cell office:value-type="string">
            <text:p>http://www.sre.gob.mx/taiwan</text:p>
          </table:table-cell>
          <table:table-cell office:value-type="string">
            <text:p>mexico@ofmex.tw</text:p>
          </table:table-cell>
        </table:table-row>
        <table:table-row>
          <table:table-cell office:value-type="string">
            <text:p>拉丁美洲及加勒比海地區</text:p>
          </table:table-cell>
          <table:table-cell office:value-type="string">
            <text:p>巴拉圭共和國</text:p>
          </table:table-cell>
          <table:table-cell office:value-type="string">
            <text:p>巴拉圭共和國大使館</text:p>
          </table:table-cell>
          <table:table-cell office:value-type="string">
            <text:p>Embassy of the Republic of Paraguay</text:p>
          </table:table-cell>
          <table:table-cell office:value-type="string">
            <text:p>費卡洛 大使</text:p>
          </table:table-cell>
          <table:table-cell office:value-type="string">
            <text:p>H.E. Ambassador Carlos José Fleitas Rodríguez</text:p>
          </table:table-cell>
          <table:table-cell office:value-type="string">
            <text:p>11157 臺北市天母西路62巷9-1號7樓</text:p>
          </table:table-cell>
          <table:table-cell office:value-type="string">
            <text:p>7F, No. 9-1, Lane 62, Tianmu W. Rd., Taipei City 11157, Taiwan, R.O.C.</text:p>
          </table:table-cell>
          <table:table-cell office:value-type="string">
            <text:p>02-2873-6310/11</text:p>
          </table:table-cell>
          <table:table-cell office:value-type="string">
            <text:p>02-2873-6312</text:p>
          </table:table-cell>
          <table:table-cell office:value-type="string">
            <text:p>http://www.embapartwroc.com.tw</text:p>
          </table:table-cell>
          <table:table-cell office:value-type="string">
            <text:p>embapartaiwan@embapartwroc.com.tw</text:p>
          </table:table-cell>
        </table:table-row>
        <table:table-row>
          <table:table-cell office:value-type="string">
            <text:p>拉丁美洲及加勒比海地區</text:p>
          </table:table-cell>
          <table:table-cell office:value-type="string">
            <text:p>秘魯共和國</text:p>
          </table:table-cell>
          <table:table-cell office:value-type="string">
            <text:p>秘魯駐臺北商務辦事處</text:p>
          </table:table-cell>
          <table:table-cell office:value-type="string">
            <text:p>Commercial Office of Peru in Taipei</text:p>
          </table:table-cell>
          <table:table-cell office:value-type="string">
            <text:p>古容 代表 </text:p>
          </table:table-cell>
          <table:table-cell office:value-type="string">
            <text:p>Director Mr. Juan Luis Kuyeng Ruiz</text:p>
          </table:table-cell>
          <table:table-cell office:value-type="string">
            <text:p>11012 臺北市基隆路1段333號16樓1613室</text:p>
          </table:table-cell>
          <table:table-cell office:value-type="string">
            <text:p>Suite 1613, 16F, No. 333, Sec. 1, Keelung Rd., Taipei City 11012, Taiwan, R.O.C.</text:p>
          </table:table-cell>
          <table:table-cell office:value-type="string">
            <text:p>02-2757-7017</text:p>
          </table:table-cell>
          <table:table-cell office:value-type="string">
            <text:p>02-2757-6480</text:p>
          </table:table-cell>
          <table:table-cell office:value-type="string">
            <text:p>http://peru.org.tw</text:p>
          </table:table-cell>
          <table:table-cell office:value-type="string">
            <text:p>postmaster@peru.org.tw</text:p>
          </table:table-cell>
        </table:table-row>
        <table:table-row>
          <table:table-cell office:value-type="string">
            <text:p>拉丁美洲及加勒比海地區</text:p>
          </table:table-cell>
          <table:table-cell office:value-type="string">
            <text:p>聖克里斯多福及尼維斯聯邦</text:p>
          </table:table-cell>
          <table:table-cell office:value-type="string">
            <text:p>聖克里斯多福及尼維斯大使館</text:p>
          </table:table-cell>
          <table:table-cell office:value-type="string">
            <text:p>Embassy of Saint Christopher and Nevis</text:p>
          </table:table-cell>
          <table:table-cell office:value-type="string">
            <text:p>查絲敏‧ 哈菁絲 大使</text:p>
          </table:table-cell>
          <table:table-cell office:value-type="string">
            <text:p>H.E. Ambassador Jasmine Elise Huggins</text:p>
          </table:table-cell>
          <table:table-cell office:value-type="string">
            <text:p>11157 臺北市天母西路62巷9-1號5樓</text:p>
          </table:table-cell>
          <table:table-cell office:value-type="string">
            <text:p>5F, No. 9-1, Lane 62, Tianmu W. Rd., Taipei City 11157, Taiwan, R.O.C.</text:p>
          </table:table-cell>
          <table:table-cell office:value-type="string">
            <text:p>02-2873-3252</text:p>
          </table:table-cell>
          <table:table-cell office:value-type="string">
            <text:p>02-2873-3246</text:p>
          </table:table-cell>
          <table:table-cell office:value-type="string">
            <text:p>
            </text:p>
          </table:table-cell>
          <table:table-cell office:value-type="string">
            <text:p>embskn.tw@mofa.gov.kn</text:p>
          </table:table-cell>
        </table:table-row>
        <table:table-row>
          <table:table-cell office:value-type="string">
            <text:p>拉丁美洲及加勒比海地區</text:p>
          </table:table-cell>
          <table:table-cell office:value-type="string">
            <text:p>聖露西亞</text:p>
          </table:table-cell>
          <table:table-cell office:value-type="string">
            <text:p>聖露西亞大使館</text:p>
          </table:table-cell>
          <table:table-cell office:value-type="string">
            <text:p>Embassy of Saint Lucia</text:p>
          </table:table-cell>
          <table:table-cell office:value-type="string">
            <text:p>勞勃.路易斯 大使</text:p>
          </table:table-cell>
          <table:table-cell office:value-type="string">
            <text:p>H.E. Ambassador Robert Kennedy Lewis</text:p>
          </table:table-cell>
          <table:table-cell office:value-type="string">
            <text:p>11157 臺北市士林區天母西路62巷9號6樓</text:p>
          </table:table-cell>
          <table:table-cell office:value-type="string">
            <text:p>6F, No. 9, Lane 62, Tianmu W. Rd., Taipei City 11157, Taiwan, R.O.C.</text:p>
          </table:table-cell>
          <table:table-cell office:value-type="string">
            <text:p>02-2872-0950</text:p>
          </table:table-cell>
          <table:table-cell office:value-type="string">
            <text:p>02-2872-0870</text:p>
          </table:table-cell>
          <table:table-cell office:value-type="string">
            <text:p>http://www.sluembassy.tw</text:p>
          </table:table-cell>
          <table:table-cell office:value-type="string">
            <text:p>info@sluembassy.tw</text:p>
          </table:table-cell>
        </table:table-row>
        <table:table-row>
          <table:table-cell office:value-type="string">
            <text:p>拉丁美洲及加勒比海地區</text:p>
          </table:table-cell>
          <table:table-cell office:value-type="string">
            <text:p>聖文森及格瑞那丁</text:p>
          </table:table-cell>
          <table:table-cell office:value-type="string">
            <text:p>聖文森及格瑞那丁大使館</text:p>
          </table:table-cell>
          <table:table-cell office:value-type="string">
            <text:p>Embassy of Saint Vincent and the Grenadines</text:p>
          </table:table-cell>
          <table:table-cell office:value-type="string">
            <text:p>柏安卓 大使</text:p>
          </table:table-cell>
          <table:table-cell office:value-type="string">
            <text:p>H.E. Ambassador Andrea Clare Bowman</text:p>
          </table:table-cell>
          <table:table-cell office:value-type="string">
            <text:p>11157 臺北市天母西路62巷9-1號6樓</text:p>
          </table:table-cell>
          <table:table-cell office:value-type="string">
            <text:p>6F, No. 9-1, Lane 62, Tianmu W. Rd., Taipei City 1157, Taiwan, R.O.C</text:p>
          </table:table-cell>
          <table:table-cell office:value-type="string">
            <text:p>02-2877-1609</text:p>
          </table:table-cell>
          <table:table-cell office:value-type="string">
            <text:p>02-2877-1619</text:p>
          </table:table-cell>
          <table:table-cell office:value-type="string">
            <text:p>
            </text:p>
          </table:table-cell>
          <table:table-cell office:value-type="string">
            <text:p>svgembassy.tw@gmail.com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0">07/20/2009</text:date>, <text:time>16:5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. K.</meta:initial-creator>
    <meta:creation-date>2009-07-20T15:06:42.08</meta:creation-date>
    <meta:generator>OpenOffice.org/3.0$Win32 OpenOffice.org_project/300m15$Build-9379</meta:generator>
    <dc:date>2009-07-20T16:54:55.80</dc:date>
    <dc:creator>J. K.</dc:creator>
    <meta:editing-duration>PT00H00M24S</meta:editing-duration>
    <meta:editing-cycles>2</meta:editing-cycles>
    <meta:document-statistic meta:table-count="3" meta:cell-count="0" meta:object-count="0"/>
  </office:meta>
</office:document-meta>
</file>